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</style:style>
    <style:style style:name="P3" style:family="paragraph" style:parent-style-name="Standard">
      <style:paragraph-properties fo:margin-top="0in" fo:margin-bottom="0in" loext:contextual-spacing="false" fo:line-height="150%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Verdana" fo:font-size="9pt" style:font-name-asian="Verdana1" style:font-size-asian="9pt" style:font-name-complex="Verdana1" style:font-size-complex="9pt"/>
    </style:style>
    <style:style style:name="P6" style:family="paragraph" style:parent-style-name="Standard">
      <style:paragraph-properties fo:margin-top="0in" fo:margin-bottom="0in" loext:contextual-spacing="false" fo:break-before="page"/>
    </style:style>
    <style:style style:name="P7" style:family="paragraph" style:parent-style-name="Standard">
      <style:paragraph-properties fo:margin-top="0in" fo:margin-bottom="0in" loext:contextual-spacing="false" fo:line-height="150%" fo:break-before="page"/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  <style:text-properties fo:color="#1155cc" style:text-underline-style="solid" style:text-underline-width="auto" style:text-underline-color="font-color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13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</style:style>
    <style:style style:name="P16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24292e" fo:background-color="#ffffff"/>
    </style:style>
    <style:style style:name="P17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background-color="#ffffff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Verdana" fo:font-size="9pt" style:font-name-asian="Verdana1" style:font-size-asian="9pt" style:font-name-complex="Verdan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indent="0.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Verdana" fo:font-size="9pt" style:font-name-asian="Verdana1" style:font-size-asian="9pt" style:font-name-complex="Verdana1" style:font-size-complex="9pt"/>
    </style:style>
    <style:style style:name="P22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50%" fo:text-indent="0.5in" style:auto-text-indent="false"/>
    </style:style>
    <style:style style:name="P24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25" style:family="paragraph" style:parent-style-name="Standard">
      <style:paragraph-properties fo:margin-left="1in" fo:margin-right="0in" fo:margin-top="0in" fo:margin-bottom="0in" loext:contextual-spacing="false" fo:line-height="150%" fo:text-indent="0.5in" style:auto-text-indent="false"/>
    </style:style>
    <style:style style:name="P26" style:family="paragraph" style:parent-style-name="Standard">
      <style:paragraph-properties fo:margin-left="1in" fo:margin-right="0in" fo:margin-top="0in" fo:margin-bottom="0in" loext:contextual-spacing="false" fo:line-height="150%" fo:text-indent="0in" style:auto-text-indent="false"/>
    </style:style>
    <style:style style:name="P27" style:family="paragraph" style:parent-style-name="Standard">
      <style:paragraph-properties fo:margin-left="1.5in" fo:margin-right="0in" fo:margin-top="0in" fo:margin-bottom="0in" loext:contextual-spacing="false" fo:text-indent="0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33" style:family="paragraph" style:parent-style-name="Heading_20_2">
      <style:paragraph-properties fo:margin-top="0.25in" fo:margin-bottom="0.0835in" loext:contextual-spacing="false"/>
    </style:style>
    <style:style style:name="P34" style:family="paragraph" style:parent-style-name="Heading_20_2">
      <style:paragraph-properties fo:margin-top="0.25in" fo:margin-bottom="0.0835in" loext:contextual-spacing="false" fo:line-height="150%"/>
    </style:style>
    <style:style style:name="P35" style:family="paragraph" style:parent-style-name="Heading_20_2">
      <style:paragraph-properties fo:margin-left="0in" fo:margin-right="0in" fo:margin-top="0.25in" fo:margin-bottom="0.0835in" loext:contextual-spacing="false" fo:text-indent="0in" style:auto-text-indent="false"/>
    </style:style>
    <style:style style:name="P36" style:family="paragraph" style:parent-style-name="Heading_20_1">
      <style:paragraph-properties fo:margin-top="0.278in" fo:margin-bottom="0.0835in" loext:contextual-spacing="false"/>
    </style:style>
    <style:style style:name="P37" style:family="paragraph" style:parent-style-name="Heading_20_1">
      <style:paragraph-properties fo:margin-top="0.278in" fo:margin-bottom="0.0835in" loext:contextual-spacing="false" fo:line-height="150%"/>
    </style:style>
    <style:style style:name="P38" style:family="paragraph" style:parent-style-name="Heading_20_1">
      <style:paragraph-properties fo:margin-top="0.278in" fo:margin-bottom="0.0835in" loext:contextual-spacing="false" fo:line-height="150%" fo:break-before="page"/>
    </style:style>
    <style:style style:name="P39" style:family="paragraph" style:parent-style-name="Title" style:master-page-name="Standard">
      <style:paragraph-properties fo:margin-top="0in" fo:margin-bottom="0.0417in" loext:contextual-spacing="false" fo:line-height="150%" style:page-number="1"/>
    </style:style>
    <style:style style:name="P40" style:family="paragraph" style:parent-style-name="Heading_20_3">
      <style:paragraph-properties fo:margin-top="0.222in" fo:margin-bottom="0.0555in" loext:contextual-spacing="false"/>
    </style:style>
    <style:style style:name="P41" style:family="paragraph" style:parent-style-name="Heading_20_3">
      <style:paragraph-properties fo:margin-top="0.222in" fo:margin-bottom="0.0555in" loext:contextual-spacing="false" fo:line-height="150%"/>
    </style:style>
    <style:style style:name="P42" style:family="paragraph" style:parent-style-name="Heading_20_3">
      <style:paragraph-properties fo:margin-left="0in" fo:margin-right="0in" fo:margin-top="0.222in" fo:margin-bottom="0.0555in" loext:contextual-spacing="false" fo:text-indent="0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a71d5d" style:font-name="Verdana" fo:font-size="9pt" style:font-name-asian="Verdana1" style:font-size-asian="9pt" style:font-name-complex="Verdana1" style:font-size-complex="9pt" fo:background-color="#ffffff"/>
    </style:style>
    <style:style style:name="T3" style:family="text">
      <style:text-properties fo:color="#a71d5d" style:font-name="Verdana" fo:font-size="9pt" style:font-name-asian="Verdana1" style:font-size-asian="9pt" style:font-name-complex="Verdana1" style:font-size-complex="9pt"/>
    </style:style>
    <style:style style:name="T4" style:family="text">
      <style:text-properties fo:color="#a71d5d"/>
    </style:style>
    <style:style style:name="T5" style:family="text">
      <style:text-properties fo:color="#ed6a43" style:font-name="Verdana" fo:font-size="9pt" style:font-name-asian="Verdana1" style:font-size-asian="9pt" style:font-name-complex="Verdana1" style:font-size-complex="9pt" fo:background-color="#ffffff"/>
    </style:style>
    <style:style style:name="T6" style:family="text">
      <style:text-properties fo:color="#ed6a43" style:font-name="Verdana" fo:font-size="9pt" style:font-name-asian="Verdana1" style:font-size-asian="9pt" style:font-name-complex="Verdana1" style:font-size-complex="9pt"/>
    </style:style>
    <style:style style:name="T7" style:family="text">
      <style:text-properties fo:color="#ed6a43"/>
    </style:style>
    <style:style style:name="T8" style:family="text">
      <style:text-properties fo:color="#ed6a43" fo:background-color="#ffffff"/>
    </style:style>
    <style:style style:name="T9" style:family="text">
      <style:text-properties fo:color="#24292e" style:font-name="Verdana" fo:font-size="9pt" style:font-name-asian="Verdana1" style:font-size-asian="9pt" style:font-name-complex="Verdana1" style:font-size-complex="9pt" fo:background-color="#ffffff"/>
    </style:style>
    <style:style style:name="T10" style:family="text">
      <style:text-properties fo:color="#24292e" fo:background-color="#ffffff"/>
    </style:style>
    <style:style style:name="T11" style:family="text">
      <style:text-properties fo:color="#0086b3" style:font-name="Verdana" fo:font-size="9pt" style:font-name-asian="Verdana1" style:font-size-asian="9pt" style:font-name-complex="Verdana1" style:font-size-complex="9pt" fo:background-color="#ffffff"/>
    </style:style>
    <style:style style:name="T12" style:family="text">
      <style:text-properties fo:color="#0086b3" style:font-name="Verdana" fo:font-size="9pt" style:font-name-asian="Verdana1" style:font-size-asian="9pt" style:font-name-complex="Verdana1" style:font-size-complex="9pt"/>
    </style:style>
    <style:style style:name="T13" style:family="text">
      <style:text-properties style:font-name="Verdana" fo:font-size="9pt" style:font-name-asian="Verdana1" style:font-size-asian="9pt" style:font-name-complex="Verdana1" style:font-size-complex="9pt"/>
    </style:style>
    <style:style style:name="T14" style:family="text">
      <style:text-properties style:font-name="Verdana" fo:font-size="9pt" style:font-name-asian="Verdana1" style:font-size-asian="9pt" style:font-name-complex="Verdana1" style:font-size-complex="9pt" fo:background-color="#ffffff"/>
    </style:style>
    <style:style style:name="T15" style:family="text">
      <style:text-properties fo:color="#795da3" style:font-name="Verdana" fo:font-size="9pt" style:font-name-asian="Verdana1" style:font-size-asian="9pt" style:font-name-complex="Verdana1" style:font-size-complex="9pt" fo:background-color="#ffffff"/>
    </style:style>
    <style:style style:name="T16" style:family="text">
      <style:text-properties fo:background-color="#ffffff"/>
    </style:style>
    <style:style style:name="T17" style:family="text">
      <style:text-properties style:text-underline-style="none"/>
    </style:style>
    <style:style style:name="T18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77eyfs52xb6t"/>IA LAB </text:p>
      <text:p text:style-name="P2">Luuk Willemsen</text:p>
      <text:p text:style-name="P2">Daniel Vilanova</text:p>
      <text:p text:style-name="P2">Marc Angel</text:p>
      <text:p text:style-name="Standard"/>
      <text:p text:style-name="P7"/>
      <text:p text:style-name="P37"><text:bookmark text:name="_w07g0of6wp6k"/>Índice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16xhq6nvsgzt" text:style-name="Index_20_Link" text:visited-style-name="Index_20_Link"><text:span text:style-name="T1">FUNCIONES</text:span></text:a></text:p>
          <text:p text:style-name="P13"><text:a xlink:type="simple" xlink:href="#_cluen9khdt7g" text:style-name="Index_20_Link" text:visited-style-name="Index_20_Link"><text:span text:style-name="T1">Pregunta general</text:span></text:a></text:p>
          <text:p text:style-name="P13"><text:a xlink:type="simple" xlink:href="#_vpp7v35fk08s" text:style-name="Index_20_Link" text:visited-style-name="Index_20_Link"><text:span text:style-name="T1">Pregunta con opciones</text:span></text:a></text:p>
          <text:p text:style-name="P13"><text:a xlink:type="simple" xlink:href="#_wifnitkxypg" text:style-name="Index_20_Link" text:visited-style-name="Index_20_Link"><text:span text:style-name="T1">Pregunta con respuesta sí/n</text:span></text:a><text:span text:style-name="T1">o</text:span></text:p>
          <text:p text:style-name="P13"><text:a xlink:type="simple" xlink:href="#_1uswlytiqzu9" text:style-name="Index_20_Link" text:visited-style-name="Index_20_Link"><text:span text:style-name="T1">Pregunta con respuesta en rango</text:span></text:a></text:p>
          <text:p text:style-name="P13"><text:a xlink:type="simple" xlink:href="#_h6l99rjw785m" text:style-name="Index_20_Link" text:visited-style-name="Index_20_Link"><text:span text:style-name="T1">Pregunta con índice de respuestas</text:span></text:a></text:p>
          <text:p text:style-name="P13"><text:a xlink:type="simple" xlink:href="#_10m1dzbygyuz" text:style-name="Index_20_Link" text:visited-style-name="Index_20_Link"><text:span text:style-name="T1">Pregunta multi-respuesta con índice</text:span></text:a></text:p>
          <text:p text:style-name="P8"><text:a xlink:type="simple" xlink:href="#_b7d0snr81hqt" text:style-name="Index_20_Link" text:visited-style-name="Index_20_Link"><text:span text:style-name="T1">MODULO DE PREGUNTAS</text:span></text:a></text:p>
          <text:p text:style-name="P13"><text:a xlink:type="simple" xlink:href="#_hkh5an7q2u1i" text:style-name="Index_20_Link" text:visited-style-name="Index_20_Link"><text:span text:style-name="T1">Regla para el evento</text:span></text:a></text:p>
          <text:p text:style-name="P13"><text:a xlink:type="simple" xlink:href="#_a3lcltljcwta" text:style-name="Index_20_Link" text:visited-style-name="Index_20_Link"><text:span text:style-name="T1">Regla para la época del año</text:span></text:a></text:p>
          <text:p text:style-name="P13"><text:a xlink:type="simple" xlink:href="#_ljmloh6tvuw6" text:style-name="Index_20_Link" text:visited-style-name="Index_20_Link"><text:span text:style-name="T1">Regla para el número de comensales</text:span></text:a></text:p>
          <text:p text:style-name="P13"><text:a xlink:type="simple" xlink:href="#_3k0xkrkrdsih" text:style-name="Index_20_Link" text:visited-style-name="Index_20_Link"><text:span text:style-name="T1">Regla para el precio máximo</text:span></text:a></text:p>
          <text:p text:style-name="P13"><text:a xlink:type="simple" xlink:href="#_mqr86ifia6bf" text:style-name="Index_20_Link" text:visited-style-name="Index_20_Link"><text:span text:style-name="T1">Regla para el precio mínimo</text:span></text:a></text:p>
          <text:p text:style-name="P13"><text:a xlink:type="simple" xlink:href="#_sr661t4x6eup" text:style-name="Index_20_Link" text:visited-style-name="Index_20_Link"><text:span text:style-name="T1">Regla para el tipo de comida</text:span></text:a></text:p>
          <text:p text:style-name="P13"><text:a xlink:type="simple" xlink:href="#_nwwh84ogs75i" text:style-name="Index_20_Link" text:visited-style-name="Index_20_Link"><text:span text:style-name="T1">Regla para el estilo de comida</text:span></text:a></text:p>
          <text:p text:style-name="P13"><text:a xlink:type="simple" xlink:href="#_68oxeufka9ch" text:style-name="Index_20_Link" text:visited-style-name="Index_20_Link"><text:span text:style-name="T1">Regla para el vino</text:span></text:a></text:p>
          <text:p text:style-name="P13"><text:a xlink:type="simple" xlink:href="#_9d7e3ps9wr4v" text:style-name="Index_20_Link" text:visited-style-name="Index_20_Link"><text:span text:style-name="T1">Regla para el tipo de vino</text:span></text:a></text:p>
          <text:p text:style-name="P13"><text:a xlink:type="simple" xlink:href="#_hoyfhedz9k9x" text:style-name="Index_20_Link" text:visited-style-name="Index_20_Link"><text:span text:style-name="T1">Regla para insertar evento</text:span></text:a></text:p>
          <text:p text:style-name="P13"><text:soft-page-break/><text:a xlink:type="simple" xlink:href="#_gqmun9elw6gs" text:style-name="Index_20_Link" text:visited-style-name="Index_20_Link"><text:span text:style-name="T1">Regla para insertar restricciones de precio</text:span></text:a></text:p>
          <text:p text:style-name="P13"><text:a xlink:type="simple" xlink:href="#_m7pnv4vdc0fv" text:style-name="Index_20_Link" text:visited-style-name="Index_20_Link"><text:span text:style-name="T1">Regla para insertar restricciones</text:span></text:a></text:p>
          <text:p text:style-name="P8"><text:a xlink:type="simple" xlink:href="#_ytbzrgof5y9" text:style-name="Index_20_Link" text:visited-style-name="Index_20_Link"><text:span text:style-name="T1">MÓDULO DE INFERENCIA DE EXPEDIENTE</text:span></text:a></text:p>
          <text:p text:style-name="P13"><text:a xlink:type="simple" xlink:href="#_s3f6pbnijs9n" text:style-name="Index_20_Link" text:visited-style-name="Index_20_Link"><text:span text:style-name="T1">Reglas para inferir la época del evento</text:span></text:a></text:p>
          <text:p text:style-name="P13"><text:a xlink:type="simple" xlink:href="#_svihfsaumff1" text:style-name="Index_20_Link" text:visited-style-name="Index_20_Link"><text:span text:style-name="T1">Reglas para inferir el número de comensales</text:span></text:a></text:p>
          <text:p text:style-name="P8"><text:a xlink:type="simple" xlink:href="#_bidb0o2g9hub" text:style-name="Index_20_Link" text:visited-style-name="Index_20_Link"><text:span text:style-name="T1">M</text:span></text:a><text:span text:style-name="T1">ÓDULO DE FILTRADO</text:span></text:p>
          <text:p text:style-name="P13"><text:a xlink:type="simple" xlink:href="#_el6b14qc95dk" text:style-name="Index_20_Link" text:visited-style-name="Index_20_Link"><text:span text:style-name="T1">Regla de descarte de época</text:span></text:a></text:p>
          <text:p text:style-name="P13"><text:a xlink:type="simple" xlink:href="#_72m4ew7s2pdf" text:style-name="Index_20_Link" text:visited-style-name="Index_20_Link"><text:span text:style-name="T1">Regla de descarte de dificultad</text:span></text:a></text:p>
          <text:p text:style-name="P13"><text:a xlink:type="simple" xlink:href="#_tb5q22aisa3l" text:style-name="Index_20_Link" text:visited-style-name="Index_20_Link"><text:span text:style-name="T1">Regla de descarte de tipo de alimento</text:span></text:a></text:p>
          <text:p text:style-name="P8"><text:a xlink:type="simple" xlink:href="#_rxhxo8tttdp0" text:style-name="Index_20_Link" text:visited-style-name="Index_20_Link"><text:span text:style-name="T1">ONTOLOGIA</text:span></text:a></text:p>
          <text:p text:style-name="P8"><text:a xlink:type="simple" xlink:href="#_z9zia1kvp6ik" text:style-name="Index_20_Link" text:visited-style-name="Index_20_Link"><text:span text:style-name="T1">PRUEBAS</text:span></text:a></text:p>
          <text:p text:style-name="P13"><text:a xlink:type="simple" xlink:href="#_rjq3nvim7ggw" text:style-name="Index_20_Link" text:visited-style-name="Index_20_Link"><text:span text:style-name="T1">PRUEBA 1</text:span></text:a></text:p>
          <text:p text:style-name="P13"><text:a xlink:type="simple" xlink:href="#_kknvcm6gnko6" text:style-name="Index_20_Link" text:visited-style-name="Index_20_Link"><text:span text:style-name="T1">PRUEBA 2</text:span></text:a></text:p>
          <text:p text:style-name="P13"><text:a xlink:type="simple" xlink:href="#_h3xofrrie224" text:style-name="Index_20_Link" text:visited-style-name="Index_20_Link"><text:span text:style-name="T1">PRUEBA 3</text:span></text:a></text:p>
          <text:p text:style-name="P13"><text:a xlink:type="simple" xlink:href="#_vbar0by8h4p" text:style-name="Index_20_Link" text:visited-style-name="Index_20_Link"><text:span text:style-name="T1">PRUEBA4</text:span></text:a></text:p>
          <text:p text:style-name="P13"><text:a xlink:type="simple" xlink:href="#_r9ck1cmmn441" text:style-name="Index_20_Link" text:visited-style-name="Index_20_Link"><text:span text:style-name="T1">PRUEBA 5</text:span></text:a></text:p>
          <text:p text:style-name="P13"><text:a xlink:type="simple" xlink:href="#_psqdgudyx0ut" text:style-name="Index_20_Link" text:visited-style-name="Index_20_Link"><text:span text:style-name="T1">PRUEBA 6</text:span></text:a></text:p>
        </text:index-body>
      </text:table-of-content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/>
        </text:index-body>
      </text:table-of-content>
      <text:p text:style-name="P2"><text:soft-page-break/></text:p>
      <text:p text:style-name="P2"/>
      <text:p text:style-name="P2"/>
      <text:p text:style-name="P2"/>
      <text:p text:style-name="P37"><text:bookmark text:name="_vye4kfn8ifpu"/></text:p>
      <text:p text:style-name="Standard"/>
      <text:p text:style-name="P38"><text:bookmark text:name="_16xhq6nvsgzt"/>FUNCIONES</text:p>
      <text:p text:style-name="P1">Funciones destinadas a generar justo el tipo de preguntas que vamos a utilizar para la interacción con el usuario. Estas funciones delimitan el espacio de respuestas del usuario para un correcto uso de la aplicación.</text:p>
      <text:p text:style-name="P34"><text:bookmark text:name="_cluen9khdt7g"/>Pregunta general</text:p>
      <text:p text:style-name="P41"><text:bookmark text:name="_dikk1n25106u"/>Descripción</text:p>
      <text:p text:style-name="P15">Función ‘pregunta-general’ que espera cualquier respuesta que se guarda en <text:span text:style-name="T2">?</text:span><text:span text:style-name="T5">respuesta</text:span> sin ningún tipo de restricción.</text:p>
      <text:p text:style-name="P41"><text:bookmark text:name="_b4u8wkuiwans"/>Código</text:p>
      <text:p text:style-name="P20"><text:span text:style-name="T9">(deffunction pregunta-general (</text:span><text:span text:style-name="T2">?</text:span><text:span text:style-name="T5">pregunta</text:span><text:span text:style-name="T9">)</text:span></text:p>
      <text:p text:style-name="P23"><text:span text:style-name="T9">(format t "</text:span><text:span text:style-name="T11">%</text:span><text:span text:style-name="T9">s " </text:span><text:span text:style-name="T2">?</text:span><text:span text:style-name="T5">pregunta</text:span><text:span text:style-name="T9">)</text:span></text:p>
      <text:p text:style-name="P23"><text:span text:style-name="T9">(bind </text:span><text:span text:style-name="T2">?</text:span><text:span text:style-name="T5">respuesta</text:span><text:span text:style-name="T9"> (read))</text:span></text:p>
      <text:p text:style-name="P23"><text:span text:style-name="T9">(while (</text:span><text:span text:style-name="T2">not</text:span><text:span text:style-name="T9"> (lexemep </text:span><text:span text:style-name="T2">?</text:span><text:span text:style-name="T5">respuesta</text:span><text:span text:style-name="T9">)) do</text:span></text:p>
      <text:p text:style-name="P25"><text:span text:style-name="T9">(format t "</text:span><text:span text:style-name="T11">%</text:span><text:span text:style-name="T9">s " </text:span><text:span text:style-name="T2">?</text:span><text:span text:style-name="T5">pregunta</text:span><text:span text:style-name="T9">)</text:span></text:p>
      <text:p text:style-name="P25"><text:span text:style-name="T9">(bind </text:span><text:span text:style-name="T2">?</text:span><text:span text:style-name="T5">respuesta</text:span><text:span text:style-name="T9"> (read))</text:span></text:p>
      <text:p text:style-name="P26"><text:span text:style-name="T9">)</text:span></text:p>
      <text:p text:style-name="P12"><text:span text:style-name="T9"><text:tab/><text:tab/></text:span><text:span text:style-name="T2">?</text:span><text:span text:style-name="T5">respuesta</text:span></text:p>
      <text:p text:style-name="P12"><text:span text:style-name="T5"><text:tab/></text:span><text:span text:style-name="T14">)</text:span></text:p>
      <text:p text:style-name="P34"><text:bookmark text:name="_vpp7v35fk08s"/>Pregunta con opciones</text:p>
      <text:p text:style-name="P41"><text:bookmark text:name="_chyxmonj5m3f"/>Descripción</text:p>
      <text:p text:style-name="P15">Función pregunta-opciones que <text:s/>solamente acepta respuestas que estén incluidas en <text:span text:style-name="T9">$</text:span><text:span text:style-name="T2">?</text:span><text:span text:style-name="T5">allowed-values</text:span><text:span text:style-name="T14">.</text:span></text:p>
      <text:p text:style-name="P41"><text:bookmark text:name="_7w4j4wm2z5y8"/>Código</text:p>
      <text:p text:style-name="P2"><text:tab/><text:span text:style-name="T13">(deffunction pregunta-opciones (</text:span><text:span text:style-name="T2">?</text:span><text:span text:style-name="T5">question</text:span><text:span text:style-name="T9"> $</text:span><text:span text:style-name="T2">?</text:span><text:span text:style-name="T5">allowed-values</text:span><text:span text:style-name="T13">)</text:span></text:p>
      <text:p text:style-name="P2"><text:span text:style-name="T13"><text:s text:c="3"/><text:tab/><text:tab/>(format t "</text:span><text:span text:style-name="T11">%</text:span><text:span text:style-name="T9">s "</text:span><text:span text:style-name="T2">?</text:span><text:span text:style-name="T5">question</text:span><text:span text:style-name="T13">)</text:span></text:p>
      <text:p text:style-name="P2"><text:soft-page-break/><text:span text:style-name="T13"><text:s text:c="3"/><text:tab/><text:tab/>(progn$ (</text:span><text:span text:style-name="T3">?</text:span><text:span text:style-name="T6">curr-value</text:span><text:span text:style-name="T13"> $</text:span><text:span text:style-name="T3">?</text:span><text:span text:style-name="T6">allowed-values</text:span><text:span text:style-name="T13">)</text:span></text:p>
      <text:p text:style-name="P2"><text:span text:style-name="T13"><text:s text:c="8"/><text:tab/><text:tab/><text:tab/>(format t "[</text:span><text:span text:style-name="T12">%</text:span><text:span text:style-name="T13">s]" </text:span><text:span text:style-name="T3">?</text:span><text:span text:style-name="T6">curr-value</text:span><text:span text:style-name="T13">)</text:span></text:p>
      <text:p text:style-name="P2"><text:span text:style-name="T13"><text:s text:c="4"/><text:tab/><text:tab/>)</text:span></text:p>
      <text:p text:style-name="P2"><text:span text:style-name="T13"><text:s text:c="3"/><text:tab/><text:tab/>(</text:span><text:span text:style-name="T3">printout</text:span><text:span text:style-name="T13"> t ": ")</text:span></text:p>
      <text:p text:style-name="P2"><text:span text:style-name="T13"><text:s text:c="3"/><text:tab/><text:tab/>(bind </text:span><text:span text:style-name="T3">?</text:span><text:span text:style-name="T6">answer</text:span><text:span text:style-name="T13"> (read))</text:span></text:p>
      <text:p text:style-name="P2"><text:span text:style-name="T13"><text:s text:c="2"/><text:tab/><text:tab/>(if (lexemep </text:span><text:span text:style-name="T3">?</text:span><text:span text:style-name="T6">answer</text:span><text:span text:style-name="T13">) </text:span></text:p>
      <text:p text:style-name="P2"><text:span text:style-name="T13"><text:s text:c="7"/><text:tab/><text:tab/><text:tab/>then (bind </text:span><text:span text:style-name="T3">?</text:span><text:span text:style-name="T6">answer</text:span><text:span text:style-name="T13"> (lowcase </text:span><text:span text:style-name="T3">?</text:span><text:span text:style-name="T6">answer</text:span><text:span text:style-name="T13">)))</text:span></text:p>
      <text:p text:style-name="P2"><text:span text:style-name="T13"><text:s text:c="2"/><text:tab/><text:tab/>(while (</text:span><text:span text:style-name="T3">not</text:span><text:span text:style-name="T13"> (member </text:span><text:span text:style-name="T3">?</text:span><text:span text:style-name="T6">answer</text:span><text:span text:style-name="T13"> </text:span><text:span text:style-name="T3">?</text:span><text:span text:style-name="T6">allowed-values</text:span><text:span text:style-name="T13">)) do</text:span></text:p>
      <text:p text:style-name="P2"><text:span text:style-name="T13"><text:s text:c="6"/><text:tab/><text:tab/><text:tab/>(format t "</text:span><text:span text:style-name="T12">%</text:span><text:span text:style-name="T13">s "</text:span><text:span text:style-name="T3">?</text:span><text:span text:style-name="T6">question</text:span><text:span text:style-name="T13">)</text:span></text:p>
      <text:p text:style-name="P2"><text:span text:style-name="T13"><text:s text:c="5"/><text:tab/><text:tab/><text:tab/>(progn$ (</text:span><text:span text:style-name="T3">?</text:span><text:span text:style-name="T6">curr-value</text:span><text:span text:style-name="T13"> $</text:span><text:span text:style-name="T3">?</text:span><text:span text:style-name="T6">allowed-values</text:span><text:span text:style-name="T13">)</text:span></text:p>
      <text:p text:style-name="P2"><text:span text:style-name="T13"><text:s text:c="8"/><text:tab/><text:tab/><text:tab/><text:tab/>(format t "[</text:span><text:span text:style-name="T12">%</text:span><text:span text:style-name="T13">s]" </text:span><text:span text:style-name="T3">?</text:span><text:span text:style-name="T6">curr-value</text:span><text:span text:style-name="T13">)</text:span></text:p>
      <text:p text:style-name="P2"><text:span text:style-name="T13"><text:s text:c="5"/><text:tab/><text:tab/><text:tab/>)</text:span></text:p>
      <text:p text:style-name="P2"><text:span text:style-name="T13"><text:s text:c="6"/><text:tab/><text:tab/><text:tab/>(</text:span><text:span text:style-name="T3">printout</text:span><text:span text:style-name="T13"> t ": ")</text:span></text:p>
      <text:p text:style-name="P2"><text:span text:style-name="T13"><text:s text:c="6"/><text:tab/><text:tab/><text:tab/>(bind </text:span><text:span text:style-name="T3">?</text:span><text:span text:style-name="T6">answer</text:span><text:span text:style-name="T13"> (read))</text:span></text:p>
      <text:p text:style-name="P2"><text:span text:style-name="T13"><text:s text:c="6"/><text:tab/><text:tab/><text:tab/>(if (lexemep </text:span><text:span text:style-name="T3">?</text:span><text:span text:style-name="T6">answer</text:span><text:span text:style-name="T13">) </text:span></text:p>
      <text:p text:style-name="P2"><text:span text:style-name="T13"><text:s text:c="10"/><text:tab/><text:tab/><text:tab/><text:tab/>then (bind </text:span><text:span text:style-name="T3">?</text:span><text:span text:style-name="T6">answer</text:span><text:span text:style-name="T13"> (lowcase </text:span><text:span text:style-name="T3">?</text:span><text:span text:style-name="T6">answer</text:span><text:span text:style-name="T13">))))</text:span></text:p>
      <text:p text:style-name="P2"><text:span text:style-name="T13"><text:s text:c="3"/><text:tab/><text:tab/></text:span><text:span text:style-name="T3">?</text:span><text:span text:style-name="T6">answer</text:span></text:p>
      <text:p text:style-name="P20"><text:span text:style-name="T13">)</text:span></text:p>
      <text:p text:style-name="P2"/>
      <text:p text:style-name="P34"><text:bookmark text:name="_wifnitkxypg"/>Pregunta con respuesta sí/no</text:p>
      <text:p text:style-name="P40"><text:bookmark text:name="_798xhlh5nupe"/>Descripción</text:p>
      <text:p text:style-name="P1"><text:soft-page-break/><text:tab/>Función pregunta-si-no que sólo admite como respuesta ‘Si’ o ‘No’.</text:p>
      <text:p text:style-name="P40"><text:bookmark text:name="_a3ni8rllqify"/>Código</text:p>
      <text:p text:style-name="P1"><text:tab/><text:span text:style-name="T13">(deffunction pregunta-si-no (</text:span><text:span text:style-name="T3">?</text:span><text:span text:style-name="T6">question</text:span><text:span text:style-name="T13">)</text:span></text:p>
      <text:p text:style-name="P1"><text:span text:style-name="T13"><text:s text:c="2"/><text:tab/><text:tab/>(bind </text:span><text:span text:style-name="T3">?</text:span><text:span text:style-name="T6">response</text:span><text:span text:style-name="T13"> (pregunta-opciones </text:span><text:span text:style-name="T3">?</text:span><text:span text:style-name="T6">question</text:span><text:span text:style-name="T13"> sí no))</text:span></text:p>
      <text:p text:style-name="P1"><text:span text:style-name="T13"><text:s text:c="3"/><text:tab/><text:tab/>(if (or (eq </text:span><text:span text:style-name="T3">?</text:span><text:span text:style-name="T6">response</text:span><text:span text:style-name="T13"> si) (eq </text:span><text:span text:style-name="T3">?</text:span><text:span text:style-name="T6">response</text:span><text:span text:style-name="T13"> s))</text:span></text:p>
      <text:p text:style-name="P1"><text:span text:style-name="T13"><text:s text:c="7"/><text:tab/><text:tab/><text:tab/>then TRUE </text:span></text:p>
      <text:p text:style-name="P1"><text:span text:style-name="T13"><text:s text:c="7"/><text:tab/><text:tab/><text:tab/>else FALSE)</text:span></text:p>
      <text:p text:style-name="P19"><text:span text:style-name="T13">)</text:span></text:p>
      <text:p text:style-name="P1"/>
      <text:p text:style-name="P34"><text:bookmark text:name="_1uswlytiqzu9"/>Pregunta con respuesta en rango</text:p>
      <text:p text:style-name="P40"><text:bookmark text:name="_by64afp5qdp8"/>Descripción</text:p>
      <text:p text:style-name="P14">Función pregunta-numérica que solamente acepta como solución un valor entre ?rangini y ?rangfi.</text:p>
      <text:p text:style-name="P40"><text:bookmark text:name="_7riymwuaheb3"/>Código</text:p>
      <text:p text:style-name="P19"><text:span text:style-name="T13">(deffunction pregunta-numerica (</text:span><text:span text:style-name="T3">?</text:span><text:span text:style-name="T6">pregunta</text:span><text:span text:style-name="T13"> </text:span><text:span text:style-name="T3">?</text:span><text:span text:style-name="T6">rangini</text:span><text:span text:style-name="T13"> </text:span><text:span text:style-name="T3">?</text:span><text:span text:style-name="T6">rangfi</text:span><text:span text:style-name="T13">) </text:span></text:p>
      <text:p text:style-name="P1"><text:span text:style-name="T13"><text:s text:c="8"/><text:tab/><text:tab/>(format t "</text:span><text:span text:style-name="T12">%</text:span><text:span text:style-name="T13">s [</text:span><text:span text:style-name="T12">%</text:span><text:span text:style-name="T13">d, </text:span><text:span text:style-name="T12">%</text:span><text:span text:style-name="T13">d] " </text:span><text:span text:style-name="T3">?</text:span><text:span text:style-name="T6">pregunta</text:span><text:span text:style-name="T13"> </text:span><text:span text:style-name="T3">?</text:span><text:span text:style-name="T6">rangini</text:span><text:span text:style-name="T13"> </text:span><text:span text:style-name="T3">?</text:span><text:span text:style-name="T6">rangfi</text:span><text:span text:style-name="T13">) </text:span></text:p>
      <text:p text:style-name="P1"><text:span text:style-name="T13"><text:s text:c="8"/><text:tab/><text:tab/>(bind </text:span><text:span text:style-name="T3">?</text:span><text:span text:style-name="T6">respuesta</text:span><text:span text:style-name="T13"> (read)) </text:span></text:p>
      <text:p text:style-name="P1"><text:span text:style-name="T13"><text:s text:c="8"/><text:tab/><text:tab/>(while (</text:span><text:span text:style-name="T3">not</text:span><text:span text:style-name="T13">(</text:span><text:span text:style-name="T3">and</text:span><text:span text:style-name="T13">(&gt;= </text:span><text:span text:style-name="T3">?</text:span><text:span text:style-name="T6">respuesta</text:span><text:span text:style-name="T13"> </text:span><text:span text:style-name="T3">?</text:span><text:span text:style-name="T6">rangini</text:span><text:span text:style-name="T13">)(&lt;= </text:span><text:span text:style-name="T3">?</text:span><text:span text:style-name="T6">respuesta</text:span><text:span text:style-name="T13"> </text:span><text:span text:style-name="T3">?</text:span><text:span text:style-name="T6">rangfi</text:span><text:span text:style-name="T13">))) do </text:span></text:p>
      <text:p text:style-name="P1"><text:span text:style-name="T13"><text:s text:c="16"/><text:tab/><text:tab/>(format t "¿</text:span><text:span text:style-name="T12">%</text:span><text:span text:style-name="T13">s? [</text:span><text:span text:style-name="T12">%</text:span><text:span text:style-name="T13">d, </text:span><text:span text:style-name="T12">%</text:span><text:span text:style-name="T13">d] " </text:span><text:span text:style-name="T3">?</text:span><text:span text:style-name="T6">pregunta</text:span><text:span text:style-name="T13"> </text:span><text:span text:style-name="T3">?</text:span><text:span text:style-name="T6">rangini</text:span><text:span text:style-name="T13"> </text:span><text:span text:style-name="T3">?</text:span><text:span text:style-name="T6">rangfi</text:span><text:span text:style-name="T13">) </text:span></text:p>
      <text:p text:style-name="P1"><text:span text:style-name="T13"><text:s text:c="16"/><text:tab/><text:tab/>(bind ?</text:span><text:span text:style-name="T6">respuesta</text:span><text:span text:style-name="T13"> (read)) </text:span></text:p>
      <text:p text:style-name="P1"><text:span text:style-name="T13"><text:s text:c="8"/><text:tab/><text:tab/>) </text:span></text:p>
      <text:p text:style-name="P1"><text:span text:style-name="T13"><text:s text:c="8"/><text:tab/><text:tab/></text:span><text:span text:style-name="T3">?</text:span><text:span text:style-name="T6">respuesta</text:span></text:p>
      <text:p text:style-name="P19"><text:soft-page-break/><text:span text:style-name="T13">)</text:span></text:p>
      <text:p text:style-name="P34"><text:bookmark text:name="_h6l99rjw785m"/>Pregunta con índice de respuestas</text:p>
      <text:p text:style-name="P40"><text:bookmark text:name="_uorw0krq8hmu"/>Descripción</text:p>
      <text:p text:style-name="P14">Función pregunta-indice que ofrece una serie de respuestas con indice para que el usuario se capaz de elegir una de ellas.</text:p>
      <text:p text:style-name="P40"><text:bookmark text:name="_p9ugcnqp6fbz"/>Código</text:p>
      <text:p text:style-name="P19"><text:span text:style-name="T13">(deffunction pregunta-indice (</text:span><text:span text:style-name="T3">?</text:span><text:span text:style-name="T6">pregunta</text:span><text:span text:style-name="T13"> $</text:span><text:span text:style-name="T3">?</text:span><text:span text:style-name="T6">valores-posibles</text:span><text:span text:style-name="T13">)</text:span></text:p>
      <text:p text:style-name="P1"><text:span text:style-name="T13"><text:s text:c="4"/><text:tab/><text:tab/>(bind </text:span><text:span text:style-name="T3">?</text:span><text:span text:style-name="T6">linea</text:span><text:span text:style-name="T13"> (format nil "</text:span><text:span text:style-name="T12">%</text:span><text:span text:style-name="T13">s" </text:span><text:span text:style-name="T3">?</text:span><text:span text:style-name="T6">pregunta</text:span><text:span text:style-name="T13">))</text:span></text:p>
      <text:p text:style-name="P1"><text:span text:style-name="T13"><text:s text:c="4"/><text:tab/><text:tab/>(</text:span><text:span text:style-name="T3">printout</text:span><text:span text:style-name="T13"> t </text:span><text:span text:style-name="T3">?</text:span><text:span text:style-name="T6">linea</text:span><text:span text:style-name="T13"> crlf)</text:span></text:p>
      <text:p text:style-name="P1"><text:span text:style-name="T13"><text:s text:c="4"/><text:tab/><text:tab/>(progn$ (</text:span><text:span text:style-name="T2">?</text:span><text:span text:style-name="T5">var</text:span><text:span text:style-name="T9"> </text:span><text:span text:style-name="T2">?</text:span><text:span text:style-name="T5">valores-posibles</text:span><text:span text:style-name="T13">) </text:span></text:p>
      <text:p text:style-name="P1"><text:span text:style-name="T13"><text:s text:c="12"/><text:tab/><text:tab/>(</text:span><text:span text:style-name="T9">bind </text:span><text:span text:style-name="T2">?</text:span><text:span text:style-name="T5">linea</text:span><text:span text:style-name="T9"> (format nil " <text:s/></text:span><text:span text:style-name="T11">%</text:span><text:span text:style-name="T9">d. </text:span><text:span text:style-name="T11">%</text:span><text:span text:style-name="T9">s" </text:span><text:span text:style-name="T2">?</text:span><text:span text:style-name="T5">var-index</text:span><text:span text:style-name="T9"> </text:span><text:span text:style-name="T2">?</text:span><text:span text:style-name="T5">var</text:span><text:span text:style-name="T9">)</text:span><text:span text:style-name="T13">)</text:span></text:p>
      <text:p text:style-name="P1"><text:span text:style-name="T13"><text:s text:c="12"/><text:tab/><text:tab/>(printout t ?linea crlf)</text:span></text:p>
      <text:p text:style-name="P1"><text:span text:style-name="T13"><text:s text:c="3"/><text:tab/><text:tab/>)</text:span></text:p>
      <text:p text:style-name="P11"><text:span text:style-name="T13"><text:s text:c="4"/><text:tab/><text:tab/>(</text:span><text:span text:style-name="T9">bind </text:span><text:span text:style-name="T2">?</text:span><text:span text:style-name="T5">respuesta</text:span><text:span text:style-name="T9"> (pregunta-numérica "Escoge una opción:" </text:span><text:span text:style-name="T11">1</text:span></text:p>
      <text:p text:style-name="P22"><text:span text:style-name="T13">(length$ </text:span><text:span text:style-name="T2">?</text:span><text:span text:style-name="T5">valores-posibles</text:span><text:span text:style-name="T13">)))</text:span></text:p>
      <text:p text:style-name="P1"><text:span text:style-name="T13"><text:s text:c="4"/><text:tab/><text:tab/></text:span><text:span text:style-name="T2">?</text:span><text:span text:style-name="T5">respuesta</text:span></text:p>
      <text:p text:style-name="P19"><text:span text:style-name="T13">)</text:span></text:p>
      <text:p text:style-name="P1"/>
      <text:p text:style-name="P34"><text:bookmark text:name="_10m1dzbygyuz"/>Pregunta multi-respuesta con índice</text:p>
      <text:p text:style-name="P40"><text:bookmark text:name="_66dlln9hb5q1"/>Descripción</text:p>
      <text:p text:style-name="P14">Función pregunta-multi que, al igual que en pregunta-indice, ofrece una serie de respuestas con índice. En este caso el usuario es capaz de escoger más de una respuesta.</text:p>
      <text:p text:style-name="P40"><text:bookmark text:name="_17vmrlpfz9mf"/>Código</text:p>
      <text:p text:style-name="P19"><text:soft-page-break/><text:span text:style-name="T13">(deffunction pregunta-multi </text:span><text:span text:style-name="T9">(</text:span><text:span text:style-name="T2">?</text:span><text:span text:style-name="T5">pregunta</text:span><text:span text:style-name="T9"> $</text:span><text:span text:style-name="T2">?</text:span><text:span text:style-name="T5">valores-posibles</text:span><text:span text:style-name="T9">)</text:span></text:p>
      <text:p text:style-name="P1"><text:span text:style-name="T13"><text:s text:c="4"/><text:tab/><text:tab/></text:span><text:span text:style-name="T9">(bind </text:span><text:span text:style-name="T2">?</text:span><text:span text:style-name="T5">linea</text:span><text:span text:style-name="T9"> (format nil "</text:span><text:span text:style-name="T11">%</text:span><text:span text:style-name="T9">s" </text:span><text:span text:style-name="T2">?</text:span><text:span text:style-name="T5">pregunta</text:span><text:span text:style-name="T9">))</text:span></text:p>
      <text:p text:style-name="P1"><text:span text:style-name="T13"><text:s text:c="4"/><text:tab/><text:tab/></text:span><text:span text:style-name="T9">(</text:span><text:span text:style-name="T2">printout</text:span><text:span text:style-name="T9"> t </text:span><text:span text:style-name="T2">?</text:span><text:span text:style-name="T5">linea</text:span><text:span text:style-name="T9"> crlf)</text:span></text:p>
      <text:p text:style-name="P1"><text:span text:style-name="T13"><text:s text:c="4"/><text:tab/><text:tab/></text:span><text:span text:style-name="T9">(progn$ (</text:span><text:span text:style-name="T2">?</text:span><text:span text:style-name="T5">var</text:span><text:span text:style-name="T9"> </text:span><text:span text:style-name="T2">?</text:span><text:span text:style-name="T5">valores-posibles</text:span><text:span text:style-name="T9">) </text:span></text:p>
      <text:p text:style-name="P1"><text:span text:style-name="T13"><text:s text:c="12"/><text:tab/><text:tab/></text:span><text:span text:style-name="T9">(bind </text:span><text:span text:style-name="T2">?</text:span><text:span text:style-name="T5">linea</text:span><text:span text:style-name="T9"> (format nil " <text:s/></text:span><text:span text:style-name="T11">%</text:span><text:span text:style-name="T9">d. </text:span><text:span text:style-name="T11">%</text:span><text:span text:style-name="T9">s" </text:span><text:span text:style-name="T2">?</text:span><text:span text:style-name="T5">var-index</text:span><text:span text:style-name="T9"> </text:span><text:span text:style-name="T2">?</text:span><text:span text:style-name="T5">var</text:span><text:span text:style-name="T9">))</text:span></text:p>
      <text:p text:style-name="P1"><text:span text:style-name="T13"><text:s text:c="12"/><text:tab/><text:tab/></text:span><text:span text:style-name="T9">(</text:span><text:span text:style-name="T2">printout</text:span><text:span text:style-name="T9"> t </text:span><text:span text:style-name="T2">?</text:span><text:span text:style-name="T5">linea</text:span><text:span text:style-name="T9"> crlf)</text:span></text:p>
      <text:p text:style-name="P1"><text:span text:style-name="T13"><text:s text:c="4"/><text:tab/><text:tab/>)</text:span></text:p>
      <text:p text:style-name="P1"><text:span text:style-name="T13"><text:s text:c="3"/><text:tab/> <text:tab/></text:span><text:span text:style-name="T9">(format t "</text:span><text:span text:style-name="T11">%</text:span><text:span text:style-name="T9">s" "Indica los números separados por un espacio: ")</text:span></text:p>
      <text:p text:style-name="P1"><text:span text:style-name="T13"><text:s text:c="4"/><text:tab/><text:tab/></text:span><text:span text:style-name="T9">(bind </text:span><text:span text:style-name="T2">?</text:span><text:span text:style-name="T5">resp</text:span><text:span text:style-name="T9"> (readline))</text:span></text:p>
      <text:p text:style-name="P1"><text:span text:style-name="T13"><text:s text:c="3"/><text:tab/> <text:tab/></text:span><text:span text:style-name="T9">(bind </text:span><text:span text:style-name="T2">?</text:span><text:span text:style-name="T5">numeros</text:span><text:span text:style-name="T9"> (str-explode </text:span><text:span text:style-name="T2">?</text:span><text:span text:style-name="T5">resp</text:span><text:span text:style-name="T9">))</text:span></text:p>
      <text:p text:style-name="P1"><text:span text:style-name="T13"><text:s text:c="4"/><text:tab/><text:tab/></text:span><text:span text:style-name="T9">(bind $</text:span><text:span text:style-name="T2">?</text:span><text:span text:style-name="T5">lista</text:span><text:span text:style-name="T9"> (create$ ))</text:span></text:p>
      <text:p text:style-name="P1"><text:span text:style-name="T13"><text:s text:c="4"/><text:tab/><text:tab/></text:span><text:span text:style-name="T9">(progn$ (</text:span><text:span text:style-name="T2">?</text:span><text:span text:style-name="T5">var</text:span><text:span text:style-name="T9"> </text:span><text:span text:style-name="T2">?</text:span><text:span text:style-name="T5">numeros</text:span><text:span text:style-name="T9">) </text:span></text:p>
      <text:p text:style-name="P24"><text:span text:style-name="T9">(if (</text:span><text:span text:style-name="T2">and</text:span><text:span text:style-name="T9"> (integerp </text:span><text:span text:style-name="T2">?</text:span><text:span text:style-name="T5">var</text:span><text:span text:style-name="T9">) (</text:span><text:span text:style-name="T2">and</text:span><text:span text:style-name="T9"> (&gt;= </text:span><text:span text:style-name="T2">?</text:span><text:span text:style-name="T5">var</text:span><text:span text:style-name="T9"> </text:span><text:span text:style-name="T11">1</text:span><text:span text:style-name="T9">) </text:span></text:p>
      <text:p text:style-name="P27"><text:span text:style-name="T9">(&lt;= </text:span><text:span text:style-name="T2">?</text:span><text:span text:style-name="T5">var </text:span><text:span text:style-name="T9">(length$ </text:span><text:span text:style-name="T2">?</text:span><text:span text:style-name="T5">valores-posibles</text:span><text:span text:style-name="T9">))))</text:span></text:p>
      <text:p text:style-name="P1"><text:span text:style-name="T13"><text:s text:c="12"/><text:tab/><text:tab/><text:tab/>then </text:span></text:p>
      <text:p text:style-name="P1"><text:span text:style-name="T13"><text:s text:c="16"/><text:tab/><text:tab/><text:tab/></text:span><text:span text:style-name="T9">(if (</text:span><text:span text:style-name="T2">not</text:span><text:span text:style-name="T9"> (member$ </text:span><text:span text:style-name="T2">?</text:span><text:span text:style-name="T5">var</text:span><text:span text:style-name="T9"> </text:span><text:span text:style-name="T2">?</text:span><text:span text:style-name="T5">lista</text:span><text:span text:style-name="T9">))</text:span></text:p>
      <text:p text:style-name="P1"><text:span text:style-name="T13"><text:s text:c="20"/><text:tab/><text:tab/><text:tab/><text:tab/></text:span><text:span text:style-name="T9">then (bind </text:span><text:span text:style-name="T2">?</text:span><text:span text:style-name="T5">lista</text:span><text:span text:style-name="T9"> (insert$ </text:span><text:span text:style-name="T2">?</text:span><text:span text:style-name="T5">lista</text:span><text:span text:style-name="T9"> (+ (length$ </text:span><text:span text:style-name="T2">?</text:span><text:span text:style-name="T5">lista</text:span><text:span text:style-name="T9">) </text:span><text:span text:style-name="T11">1</text:span><text:span text:style-name="T9">) </text:span><text:span text:style-name="T2">?</text:span><text:span text:style-name="T5">var</text:span><text:span text:style-name="T9">))</text:span></text:p>
      <text:p text:style-name="P1"><text:span text:style-name="T13"><text:s text:c="16"/><text:tab/><text:tab/><text:tab/>)</text:span></text:p>
      <text:p text:style-name="P1"><text:span text:style-name="T13"><text:s text:c="8"/><text:tab/><text:tab/><text:tab/>) </text:span></text:p>
      <text:p text:style-name="P1"><text:span text:style-name="T13"><text:s text:c="4"/><text:tab/><text:tab/>)</text:span></text:p>
      <text:p text:style-name="P1"><text:span text:style-name="T13"><text:s text:c="4"/><text:tab/><text:tab/></text:span><text:span text:style-name="T2">?</text:span><text:span text:style-name="T5">lista</text:span></text:p>
      <text:p text:style-name="P19"><text:soft-page-break/><text:span text:style-name="T13">)</text:span></text:p>
      <text:p text:style-name="P1"><text:tab/></text:p>
      <text:p text:style-name="P37"><text:bookmark text:name="_b7d0snr81hqt"/>MODULO DE PREGUNTAS</text:p>
      <text:p text:style-name="P11">El módulo de preguntas es el encargado de usar las funciones vistas en el apartado anterior para hacer la inferencia de información proporcionada por el usuario. </text:p>
      <text:p text:style-name="P33"><text:bookmark text:name="_hkh5an7q2u1i"/>Regla para el evento</text:p>
      <text:p text:style-name="P14">La regla <text:span text:style-name="T7">tipoDeEvento</text:span> formula la pregunta ‘¿Que tipo de evento es?’ y con la función pregunta-indice da a elegir al usuario entre evento ‘Familiar’ o ‘Congreso’.</text:p>
      <text:p text:style-name="P14"/>
      <text:p text:style-name="P33"><text:bookmark text:name="_a3lcltljcwta"/>Regla para la época del año</text:p>
      <text:p text:style-name="P14">La regla <text:span text:style-name="T7">epocaDelEvento</text:span> formula la pregunta ‘¿Que epoca del anyo es?’ y permite con la función pregunta-indice deja a elegir entre ‘Primavera’, ‘Otoño’, ‘Verano’ o ‘Invierno’.</text:p>
      <text:p text:style-name="P14"/>
      <text:p text:style-name="P33"><text:bookmark text:name="_ljmloh6tvuw6"/>Regla para el número de comensales</text:p>
      <text:p text:style-name="P14">La regla <text:span text:style-name="T7">numeroDeComensales</text:span> <text:s/>con la pregunta ‘¿Cuál es el número de comensales?’ usa la función pregunta-numerica que acepta cualquier valor comprendido entre 0 y 200 comensales.</text:p>
      <text:p text:style-name="P14"/>
      <text:p text:style-name="P33"><text:bookmark text:name="_3k0xkrkrdsih"/>Regla para el precio máximo</text:p>
      <text:p text:style-name="P14">La regla <text:span text:style-name="T8">restriccionPrecioMax</text:span><text:span text:style-name="T10"> usada para saber el precio máximo del menu formula la pregunta ‘¿Cual es el precio máximo del menu?’ y usa para ello una función pregunta-numérica con rango entre 1 y 1000 euros.</text:span></text:p>
      <text:p text:style-name="P16"/>
      <text:p text:style-name="P33"><text:bookmark text:name="_mqr86ifia6bf"/>Regla para el precio mínimo</text:p>
      <text:p text:style-name="P14">La regla <text:span text:style-name="T7">resticcionPrecioMin</text:span> con la pregunta ‘¿Cual es el precio mínimo del menú?’ usa la función pregunta-numérica con rango entre 0 y <text:span text:style-name="T4">?</text:span><text:span text:style-name="T7">max</text:span> insertado con la regla <text:span text:style-name="T7">restriccionPrecioMax</text:span>.</text:p>
      <text:p text:style-name="P14"/>
      <text:p text:style-name="P33"><text:bookmark text:name="_sr661t4x6eup"/>Regla para el tipo de comida</text:p>
      <text:p text:style-name="P14">La regla <text:span text:style-name="T7">tipoDeComida </text:span>formulando ‘¿Qué tipo de comida prefieres?’ y la función pregunta-indice da como opciones ‘Indiferente’, ‘Vegetariano’ o ‘Vegano’.</text:p>
      <text:p text:style-name="P14"><text:soft-page-break/></text:p>
      <text:p text:style-name="P33"><text:bookmark text:name="_nwwh84ogs75i"/>Regla para el estilo de comida</text:p>
      <text:p text:style-name="P14">La regla <text:span text:style-name="T7">estiloDeComida</text:span> pregunta al usuario ‘¿Que estilo de comida prefieres?’ usa la función pregunta-indice con las siguientes opciones, ‘Indiferente’, ‘Clasico’, ‘Moderno’, ‘Regional’ o ‘Sibarita’.</text:p>
      <text:p text:style-name="P14"/>
      <text:p text:style-name="P35"><text:bookmark text:name="_68oxeufka9ch"/>Regla para el vino</text:p>
      <text:p text:style-name="P14">La regla <text:span text:style-name="T7">vinoEnComida</text:span> con la pregunta ‘¿Quieres vino en la comida?’ usa la función pregunta-si-no para ofrecer al usuario las opciones si o no.</text:p>
      <text:p text:style-name="P14"/>
      <text:p text:style-name="P33"><text:bookmark text:name="_9d7e3ps9wr4v"/>Regla para el tipo de vino</text:p>
      <text:p text:style-name="P14">La regla <text:span text:style-name="T7">tipoVinoEnComida</text:span> bajo la pregunta ’¿Cómo quieres el vino?’ y con la función pregunta-indice da a elegir entre ‘Unico’ o ‘CadaPlato’. Todo esto si el usuario ha indicado que si quiere vino en <text:span text:style-name="T7">vinoEnComida</text:span>.</text:p>
      <text:p text:style-name="P33"><text:bookmark text:name="_w1phn5pq38ke"/></text:p>
      <text:p text:style-name="P1">En este módulo también hemos incluido alguna regla que no incluye ninguna interacción con el usuario sino que interaccionan con las reglas vistas anteriormente</text:p>
      <text:p text:style-name="P33"><text:bookmark text:name="_hoyfhedz9k9x"/>Regla para insertar evento</text:p>
      <text:p text:style-name="P14">La regla <text:span text:style-name="T7">insertarEvento</text:span> se usa para insertar el evento <text:span text:style-name="T4">?</text:span><text:span text:style-name="T7">evento</text:span> al usuario <text:span text:style-name="T4">?</text:span><text:span text:style-name="T7">usuario</text:span>. Sus precondiciones son la existencia de ins_evento_tipo, ins_evento_epoca e ins_evento_comensales </text:p>
      <text:p text:style-name="P14"/>
      <text:p text:style-name="P33"><text:bookmark text:name="_gqmun9elw6gs"/>Regla para insertar restricciones de precio</text:p>
      <text:p text:style-name="P14">La regla <text:span text:style-name="T7">insertarRestriccionPrecio</text:span> se usa para insertar la restricción del precio con el valor mínimo y máximo conseguidos en <text:span text:style-name="T7">restriccionPrecioMin</text:span> y <text:span text:style-name="T7">restriccionPrecioMax</text:span>. Las precondiciones entonces son la existencia de ins_precio_minimo y ins_precio_maximo.</text:p>
      <text:p text:style-name="P14"/>
      <text:p text:style-name="P33"><text:bookmark text:name="_m7pnv4vdc0fv"/>Regla para insertar restricciones</text:p>
      <text:p text:style-name="P14">La regla <text:span text:style-name="T7">insertarRestriccionTipo</text:span> se usa para insertar las restricciones de tipo conseguidas con las reglas anteriores. Las precondiciones son la existencia de ins_tipo_alimentacion, ins_tipo_estilo, ins_tipo_vino e ins_tipo_tvino.</text:p>
      <text:p text:style-name="P1"/>
      <text:p text:style-name="P36"><text:bookmark text:name="_ytbzrgof5y9"/>MÓDULO DE INFERENCIA DE EXPEDIENTE</text:p>
      <text:p text:style-name="P1"><text:soft-page-break/></text:p>
      <text:p text:style-name="P1">El módulo de inferencias es el encargado de hacer la inferencia de la información que ha sido recogida por el módulo de preguntas.</text:p>
      <text:p text:style-name="P1"/>
      <text:p text:style-name="P33"><text:bookmark text:name="_s3f6pbnijs9n"/>Reglas para inferir la época del evento</text:p>
      <text:p text:style-name="P40"><text:bookmark text:name="_rt2ac83id9la"/>Descripción</text:p>
      <text:p text:style-name="P14">Reglas para indicar que epocas hay que filtrar (las no seleccionadas). Por esta razón hay cuatro reglas distintas: <text:span text:style-name="T7">infEpocaEventoP</text:span>, <text:span text:style-name="T7">infEpocaEventoO</text:span>,<text:span text:style-name="T7"> infEpocaEventoV </text:span>e <text:span text:style-name="T7">infEpocaEventoI</text:span>.</text:p>
      <text:p text:style-name="P40"><text:bookmark text:name="_hbw19ef2aigt"/>Código</text:p>
      <text:p text:style-name="P14"><text:span text:style-name="T9">(</text:span><text:span text:style-name="T15">defrule</text:span><text:span text:style-name="T9"> </text:span><text:span text:style-name="T5">infEpocaEventoP</text:span><text:span text:style-name="T9"> "regla para inferir la época del evento"</text:span></text:p>
      <text:p text:style-name="P14"><text:span text:style-name="T13"><text:s text:c="4"/><text:tab/>(nuevo_usuario)</text:span></text:p>
      <text:p text:style-name="P14"><text:span text:style-name="T13"><text:s text:c="4"/><text:tab/>(ins_evento)</text:span></text:p>
      <text:p text:style-name="P14"><text:span text:style-name="T13"><text:s text:c="4"/><text:tab/></text:span><text:span text:style-name="T2">?</text:span><text:span text:style-name="T5">evento</text:span><text:span text:style-name="T9"> </text:span><text:span text:style-name="T11">&lt;-</text:span><text:span text:style-name="T9"> (object (is-a Evento) (epocaEvento </text:span><text:span text:style-name="T2">?</text:span><text:span text:style-name="T5">epoca</text:span><text:span text:style-name="T9">))</text:span></text:p>
      <text:p text:style-name="P14"><text:span text:style-name="T13"><text:s text:c="4"/><text:tab/>(</text:span><text:span text:style-name="T9">(test (eq </text:span><text:span text:style-name="T2">?</text:span><text:span text:style-name="T5">epoca</text:span><text:span text:style-name="T9"> Primavera))</text:span></text:p>
      <text:p text:style-name="P14"><text:span text:style-name="T13"><text:s text:c="3"/><text:tab/></text:span><text:span text:style-name="T11">=&gt;</text:span></text:p>
      <text:p text:style-name="P14"><text:span text:style-name="T13"><text:s text:c="4"/><text:tab/>(</text:span><text:span text:style-name="T3">assert</text:span><text:span text:style-name="T13"> (filtEpocaOtono))</text:span></text:p>
      <text:p text:style-name="P14"><text:span text:style-name="T13"><text:s text:c="4"/><text:tab/>(</text:span><text:span text:style-name="T3">assert</text:span><text:span text:style-name="T13"> (filtEpocaVerano))</text:span></text:p>
      <text:p text:style-name="P14"><text:span text:style-name="T13"><text:s text:c="4"/><text:tab/>(</text:span><text:span text:style-name="T3">assert</text:span><text:span text:style-name="T13"> (filtEpocaInvierno))</text:span></text:p>
      <text:p text:style-name="P14"><text:span text:style-name="T13">)</text:span></text:p>
      <text:p text:style-name="P14"/>
      <text:p text:style-name="P14"/>
      <text:p text:style-name="P1"/>
      <text:p text:style-name="P33"><text:bookmark text:name="_svihfsaumff1"/>Reglas para inferir el número de comensales</text:p>
      <text:p text:style-name="P40"><text:bookmark text:name="_pfxsfm31hege"/><text:soft-page-break/>Descripción</text:p>
      <text:p text:style-name="P14">Las reglas <text:span text:style-name="T7">infNumComensalesX </text:span>(Dónde X = {40, 60, 80, 100, 120, 140, 160, 180, 200}) infieren el número de comensales e indican el filtrado de dificultad.</text:p>
      <text:p text:style-name="P40"><text:bookmark text:name="_o66675alr2ne"/>Código</text:p>
      <text:p text:style-name="P1"><text:tab/><text:span text:style-name="T13">(</text:span><text:span text:style-name="T15">defrule</text:span><text:span text:style-name="T9"> </text:span><text:span text:style-name="T5">infNumComensales40</text:span><text:span text:style-name="T13"> "regla para inferir el número de comensales"</text:span></text:p>
      <text:p text:style-name="P1"><text:span text:style-name="T13"><text:s text:c="4"/><text:tab/><text:tab/>(nuevo_usuario)</text:span></text:p>
      <text:p text:style-name="P1"><text:span text:style-name="T13"><text:s text:c="4"/><text:tab/><text:tab/>(ins_evento)</text:span></text:p>
      <text:p text:style-name="P1"><text:span text:style-name="T13"><text:s text:c="4"/><text:tab/><text:tab/></text:span><text:span text:style-name="T2">?</text:span><text:span text:style-name="T5">evento</text:span><text:span text:style-name="T9"> </text:span><text:span text:style-name="T11">&lt;-</text:span><text:span text:style-name="T9"> (object (is-a Evento) (numeroComensales </text:span><text:span text:style-name="T2">?</text:span><text:span text:style-name="T5">numC</text:span><text:span text:style-name="T9">))</text:span></text:p>
      <text:p text:style-name="P1"><text:span text:style-name="T13"><text:s text:c="4"/><text:tab/><text:tab/></text:span><text:span text:style-name="T9">(test (</text:span><text:span text:style-name="T2">and</text:span><text:span text:style-name="T9">(&gt; </text:span><text:span text:style-name="T2">?</text:span><text:span text:style-name="T5">numC</text:span><text:span text:style-name="T9"> </text:span><text:span text:style-name="T11">20</text:span><text:span text:style-name="T9">) (&lt; </text:span><text:span text:style-name="T2">?</text:span><text:span text:style-name="T5">numC</text:span><text:span text:style-name="T9"> </text:span><text:span text:style-name="T11">40</text:span><text:span text:style-name="T9">)))</text:span></text:p>
      <text:p text:style-name="P1"><text:span text:style-name="T13"><text:s text:c="4"/><text:tab/><text:tab/></text:span><text:span text:style-name="T12">=&gt;</text:span></text:p>
      <text:p text:style-name="P1"><text:span text:style-name="T13"><text:s text:c="4"/><text:tab/><text:tab/></text:span><text:span text:style-name="T9">(</text:span><text:span text:style-name="T2">assert</text:span><text:span text:style-name="T9"> (filtDificultad </text:span><text:span text:style-name="T11">10</text:span><text:span text:style-name="T9">))</text:span></text:p>
      <text:p text:style-name="P19"><text:span text:style-name="T13">)</text:span></text:p>
      <text:p text:style-name="P36"><text:bookmark text:name="_bidb0o2g9hub"/>MÓDULO DE FILTRADO</text:p>
      <text:p text:style-name="P1">Este módulo es el encargado de filtrar los distintos elementos que no nos sirven una vez ya hemos inferido los datos en el módulo anterior.</text:p>
      <text:p text:style-name="P1"/>
      <text:p text:style-name="P33"><text:bookmark text:name="_el6b14qc95dk"/>Regla de descarte de época</text:p>
      <text:p text:style-name="P40"><text:bookmark text:name="_575dmceq7980"/>Descripción</text:p>
      <text:p text:style-name="P14">Las reglas <text:span text:style-name="T7">descartarEpocaPrimavera</text:span>, <text:span text:style-name="T7">descartarEpocaPrimavera</text:span>, <text:span text:style-name="T7">descartarEpocaPrimavera</text:span> y <text:span text:style-name="T7">descartarEpocaPrimavera</text:span> eliminan todo plato de la época en cuestión.</text:p>
      <text:p text:style-name="P40"><text:bookmark text:name="_b5zw289l49dw"/>Código</text:p>
      <text:p text:style-name="P1"><text:tab/><text:span text:style-name="T13">(</text:span><text:span text:style-name="T15">defrule</text:span><text:span text:style-name="T9"> </text:span><text:span text:style-name="T5">descartarEpocaPrimavera</text:span><text:span text:style-name="T13"> "quitar platos de primavera"</text:span></text:p>
      <text:p text:style-name="P1"><text:span text:style-name="T13"><text:s text:c="4"/><text:tab/><text:tab/>(nuevo_usuario)</text:span></text:p>
      <text:p text:style-name="P1"><text:span text:style-name="T13"><text:s text:c="4"/><text:tab/><text:tab/>(filtEpocaPrimavera)</text:span></text:p>
      <text:p text:style-name="P1"><text:soft-page-break/><text:span text:style-name="T13"><text:s text:c="4"/><text:tab/><text:tab/></text:span><text:span text:style-name="T2">?</text:span><text:span text:style-name="T5">plato</text:span><text:span text:style-name="T9"> </text:span><text:span text:style-name="T11">&lt;-</text:span><text:span text:style-name="T9"> (object (is-a Plato)</text:span><text:span text:style-name="T13"> (disponible Primavera))</text:span></text:p>
      <text:p text:style-name="P1"><text:span text:style-name="T13"><text:s text:c="4"/><text:tab/><text:tab/></text:span><text:span text:style-name="T12">=&gt;</text:span></text:p>
      <text:p text:style-name="P1"><text:span text:style-name="T13"><text:s text:c="4"/><text:tab/><text:tab/>(</text:span><text:span text:style-name="T2">printout</text:span><text:span text:style-name="T13"> t " Eliminado por ser un plato de primavera:" crlf)</text:span></text:p>
      <text:p text:style-name="P1"><text:span text:style-name="T13"><text:s text:c="4"/><text:tab/><text:tab/>(send </text:span><text:span text:style-name="T2">?</text:span><text:span text:style-name="T5">plato</text:span><text:span text:style-name="T13"> imprime)</text:span></text:p>
      <text:p text:style-name="P1"><text:span text:style-name="T13"><text:s text:c="4"/><text:tab/><text:tab/>(send </text:span><text:span text:style-name="T2">?</text:span><text:span text:style-name="T5">plato </text:span><text:span text:style-name="T13">delete)</text:span></text:p>
      <text:p text:style-name="P19"><text:span text:style-name="T13">)</text:span></text:p>
      <text:p text:style-name="P21"/>
      <text:p text:style-name="P33"><text:bookmark text:name="_72m4ew7s2pdf"/>Regla de descarte de dificultad</text:p>
      <text:p text:style-name="P40"><text:bookmark text:name="_set7bl9qgqs4"/>Descripción</text:p>
      <text:p text:style-name="P1"><text:tab/>La regla <text:span text:style-name="T7">descartarDificultad</text:span> elimina todo plato de la dificultad indicada o mayor.</text:p>
      <text:p text:style-name="P40"><text:bookmark text:name="_c92roy8z7z5u"/>Código</text:p>
      <text:p text:style-name="P1"><text:tab/><text:span text:style-name="T13">(</text:span><text:span text:style-name="T15">defrule</text:span><text:span text:style-name="T9"> </text:span><text:span text:style-name="T5">descartarDificultad</text:span><text:span text:style-name="T13"> "quitar platos por dificultad"</text:span></text:p>
      <text:p text:style-name="P1"><text:span text:style-name="T13"><text:s text:c="4"/><text:tab/><text:tab/>(nuevo_usuario)</text:span></text:p>
      <text:p text:style-name="P1"><text:span text:style-name="T13"><text:s text:c="4"/><text:tab/><text:tab/>(filtDificultad </text:span><text:span text:style-name="T2">?</text:span><text:span text:style-name="T5">dif</text:span><text:span text:style-name="T13">)</text:span></text:p>
      <text:p text:style-name="P1"><text:span text:style-name="T13"><text:s text:c="4"/><text:tab/><text:tab/></text:span><text:span text:style-name="T2">?</text:span><text:span text:style-name="T5">plato</text:span><text:span text:style-name="T13"> </text:span><text:span text:style-name="T12">&lt;-</text:span><text:span text:style-name="T13"> (object (is-a Plato) (dificultad ?comp))</text:span></text:p>
      <text:p text:style-name="P1"><text:span text:style-name="T13"><text:s text:c="4"/><text:tab/><text:tab/>(test (&gt;= </text:span><text:span text:style-name="T3">?</text:span><text:span text:style-name="T6">comp</text:span><text:span text:style-name="T13"> </text:span><text:span text:style-name="T2">?</text:span><text:span text:style-name="T5">dif</text:span><text:span text:style-name="T13">))</text:span></text:p>
      <text:p text:style-name="P1"><text:span text:style-name="T13"><text:s text:c="4"/><text:tab/><text:tab/></text:span><text:span text:style-name="T12">=&gt;</text:span></text:p>
      <text:p text:style-name="P1"><text:span text:style-name="T13"><text:s text:c="4"/><text:tab/><text:tab/>(</text:span><text:span text:style-name="T3">printout</text:span><text:span text:style-name="T13"> t " Eliminado por ser un plato de dificultad &gt;=" </text:span><text:span text:style-name="T2">?</text:span><text:span text:style-name="T5">dif</text:span><text:span text:style-name="T13"> ":" crlf)</text:span></text:p>
      <text:p text:style-name="P1"><text:span text:style-name="T13"><text:s text:c="4"/><text:tab/><text:tab/>(send </text:span><text:span text:style-name="T2">?</text:span><text:span text:style-name="T5">plato</text:span><text:span text:style-name="T13"> imprime)</text:span></text:p>
      <text:p text:style-name="P1"><text:span text:style-name="T13"><text:s text:c="4"/><text:tab/><text:tab/>(send </text:span><text:span text:style-name="T2">?</text:span><text:span text:style-name="T5">plato</text:span><text:span text:style-name="T13"> delete)</text:span></text:p>
      <text:p text:style-name="P19"><text:span text:style-name="T13">)</text:span></text:p>
      <text:p text:style-name="P21"><text:soft-page-break/></text:p>
      <text:p text:style-name="P33"><text:bookmark text:name="_tb5q22aisa3l"/>Regla de descarte de tipo de alimento</text:p>
      <text:p text:style-name="P40"><text:bookmark text:name="_ry3sf3l1zwtf"/>Descripción</text:p>
      <text:p text:style-name="P14">La regla <text:span text:style-name="T8">descartarTipoAlimentoCarne </text:span><text:span text:style-name="T16">elimina todo aquel plato que contenga carne y </text:span><text:span text:style-name="T8">descartarTipoAlimento0Animal</text:span><text:span text:style-name="T16"> elimina todo plato no apto para veganos.</text:span></text:p>
      <text:p text:style-name="P17"/>
      <text:p text:style-name="P40"><text:bookmark text:name="_98vh49521f7j"/>Código</text:p>
      <text:p text:style-name="P1"><text:tab/><text:span text:style-name="T13">(</text:span><text:span text:style-name="T15">defrule</text:span><text:span text:style-name="T9"> </text:span><text:span text:style-name="T5">descartarTipoAlimentoCarne</text:span><text:span text:style-name="T13"> "quito platos por tipo de alimento"</text:span></text:p>
      <text:p text:style-name="P1"><text:span text:style-name="T13"><text:s text:c="3"/><text:tab/><text:tab/>(nuevo_usuario)</text:span></text:p>
      <text:p text:style-name="P1"><text:span text:style-name="T13"><text:s text:c="4"/><text:tab/><text:tab/>(filtAlimentacionCarne)</text:span></text:p>
      <text:p text:style-name="P1"><text:span text:style-name="T13"><text:s text:c="4"/><text:tab/><text:tab/></text:span><text:span text:style-name="T2">?</text:span><text:span text:style-name="T5">plato</text:span><text:span text:style-name="T9"> </text:span><text:span text:style-name="T11">&lt;-</text:span><text:span text:style-name="T9"> (object (is-a Plato))</text:span></text:p>
      <text:p text:style-name="P1"><text:span text:style-name="T13"><text:s text:c="4"/><text:tab/><text:tab/></text:span><text:span text:style-name="T12">=&gt;</text:span></text:p>
      <text:p text:style-name="P1"><text:span text:style-name="T13"><text:s text:c="4"/><text:tab/><text:tab/>(bind </text:span><text:span text:style-name="T2">?</text:span><text:span text:style-name="T5">ingredientes</text:span><text:span text:style-name="T9"> (send </text:span><text:span text:style-name="T2">?</text:span><text:span text:style-name="T5">plato</text:span><text:span text:style-name="T13"> get-ingredientes))</text:span></text:p>
      <text:p text:style-name="P1"><text:span text:style-name="T13"><text:s text:c="4"/><text:tab/><text:tab/>(progn$ </text:span><text:span text:style-name="T9">(</text:span><text:span text:style-name="T2">?</text:span><text:span text:style-name="T5">i</text:span><text:span text:style-name="T9"> </text:span><text:span text:style-name="T2">?</text:span><text:span text:style-name="T5">ingredientes</text:span><text:span text:style-name="T9">)</text:span></text:p>
      <text:p text:style-name="P1"><text:span text:style-name="T13"><text:s text:c="8"/><text:tab/><text:tab/><text:tab/>(bind </text:span><text:span text:style-name="T2">?</text:span><text:span text:style-name="T5">tipo</text:span><text:span text:style-name="T9"> (send (instance-address * </text:span><text:span text:style-name="T2">?</text:span><text:span text:style-name="T5">i</text:span><text:span text:style-name="T9">)</text:span><text:span text:style-name="T13"> get-tipoIngrediente))</text:span></text:p>
      <text:p text:style-name="P1"><text:span text:style-name="T13"><text:s text:c="8"/><text:tab/><text:tab/><text:tab/>(if (eq </text:span><text:span text:style-name="T2">?</text:span><text:span text:style-name="T5">tipo</text:span><text:span text:style-name="T13"> Carne) </text:span></text:p>
      <text:p text:style-name="P1"><text:span text:style-name="T13"><text:s text:c="12"/><text:tab/><text:tab/><text:tab/>then </text:span></text:p>
      <text:p text:style-name="P1"><text:span text:style-name="T13"><text:s text:c="12"/><text:tab/><text:tab/>(</text:span><text:span text:style-name="T3">printout</text:span><text:span text:style-name="T13"> t " Eliminado por ser un plato que contiene carne:" crlf)</text:span></text:p>
      <text:p text:style-name="P1"><text:span text:style-name="T13"><text:s text:c="12"/><text:tab/><text:tab/>(send </text:span><text:span text:style-name="T2">?</text:span><text:span text:style-name="T5">plato </text:span><text:span text:style-name="T13">imprime) </text:span></text:p>
      <text:p text:style-name="P1"><text:span text:style-name="T13"><text:s text:c="12"/><text:tab/><text:tab/>(send </text:span><text:span text:style-name="T2">?</text:span><text:span text:style-name="T5">plato</text:span><text:span text:style-name="T13"> delete)</text:span></text:p>
      <text:p text:style-name="P1"><text:span text:style-name="T13"><text:s text:c="12"/><text:tab/><text:tab/>(break))</text:span></text:p>
      <text:p text:style-name="P1"><text:span text:style-name="T13"><text:s text:c="4"/><text:tab/><text:tab/>)</text:span></text:p>
      <text:p text:style-name="P19"><text:soft-page-break/><text:span text:style-name="T13">)</text:span></text:p>
      <text:p text:style-name="P21"/>
      <text:p text:style-name="P36"><text:bookmark text:name="_rxhxo8tttdp0"/>ONTOLOGIA</text:p>
      <text:p text:style-name="P1">Hemos definido las siguientes clases en Protegé:</text:p>
      <text:p text:style-name="P1"/>
      <text:list xml:id="list1176035133465029263" text:style-name="WWNum3">
        <text:list-item>
          <text:p text:style-name="P28">Bebida(nombre, precio, esVino): Define una bebida, hemos querido distinguir si es un vino o no.</text:p>
        </text:list-item>
      </text:list>
      <text:p text:style-name="P1"/>
      <text:list xml:id="list70718992859900" text:continue-numbering="true" text:style-name="WWNum3">
        <text:list-item>
          <text:p text:style-name="P28">Evento (epoca, numComensales, tipo): define un evento.</text:p>
        </text:list-item>
      </text:list>
      <text:p text:style-name="P1"/>
      <text:list xml:id="list70718486442955" text:continue-numbering="true" text:style-name="WWNum3">
        <text:list-item>
          <text:p text:style-name="P28">Ingrediente (nombre, platos, tipo): Elemento base de un Plato, así que tiene un inverse-slot en platos de los ingredientes de cada plato. El tipo distinguirá si el plato es vegetariano, vegano, contiene pescado o carne.</text:p>
        </text:list-item>
      </text:list>
      <text:p text:style-name="P1"/>
      <text:list xml:id="list70718958927751" text:continue-numbering="true" text:style-name="WWNum3">
        <text:list-item>
          <text:p text:style-name="P28">Menu (gradoRecomendacion, precio, primerPlato, segundoPlato, postrePlato, primeraBebida, segundaBebida): Define un menú de la salida. Como podemos tener una bebida diferente por cada plato las distinguimos.</text:p>
        </text:list-item>
      </text:list>
      <text:p text:style-name="P1"/>
      <text:list xml:id="list70720386422416" text:continue-numbering="true" text:style-name="WWNum3">
        <text:list-item>
          <text:p text:style-name="P28">Plato:<text:line-break/><text:span text:style-name="T18">bebidaCompatible:</text:span> Lista de bebidas compatibles con este plato<text:line-break/><text:span text:style-name="T18">compatiblesPlatos</text:span> Lista de platos compatibles con este<text:line-break/><text:span text:style-name="T18">dificultad</text:span>: Según el nímero de minutos una valoración numérica de lo complicado que es hacer el plato<text:line-break/><text:span text:style-name="T18">disponible</text:span>: La temporada en que se puede pedir este plato<text:line-break/><text:span text:style-name="T18">ingredientes</text:span>: Lista de Ingredientes de los que se compone este plato<text:line-break/><text:span text:style-name="T18">nombre</text:span>, <text:span text:style-name="T18">precio</text:span>, <text:span text:style-name="T18">temperatura </text:span>(frío, caliente), <text:span text:style-name="T18">tipo</text:span> (primero, segundo, postre)<text:line-break/><text:span text:style-name="T18">tipico</text:span>: Lugar de donde es tipico este plato</text:p>
        </text:list-item>
      </text:list>
      <text:p text:style-name="P1"/>
      <text:list xml:id="list5091610131247811084" text:style-name="WWNum2">
        <text:list-item>
          <text:p text:style-name="P29">Recomendacion: (menu1, menu2, menu3): Una recomendación de salida que se presentará al usuario</text:p>
        </text:list-item>
      </text:list>
      <text:p text:style-name="P1"/>
      <text:list xml:id="list9052656418921418091" text:style-name="WWNum5">
        <text:list-item>
          <text:p text:style-name="P30">Recomendaciones: (menús) una lista de varios menus, de los que se elegiran 3</text:p>
        </text:list-item>
      </text:list>
      <text:p text:style-name="P1"/>
      <text:list xml:id="list2850256328238790865" text:style-name="WWNum1">
        <text:list-item>
          <text:p text:style-name="P31">Restricción<text:line-break/><text:tab/>RestriccionPrecio (min, max): Restringe el precio<text:line-break/><text:tab/>RestriccionTipo (alimentacion, estilo, tipoVino, vino): Restringe el tipo de comida:<text:line-break/><text:tab/>si se puede comer carne o no, si es estilo sibarita, si se pide un vino y cual.</text:p>
        </text:list-item>
      </text:list>
      <text:p text:style-name="P1"/>
      <text:list xml:id="list4475365214202373350" text:style-name="WWNum4">
        <text:list-item>
          <text:p text:style-name="P32"><text:soft-page-break/>Usuario (evento, nombre, restricciones): Representa al usuario del sistema</text:p>
        </text:list-item>
      </text:list>
      <text:p text:style-name="P1"><text:line-break/></text:p>
      <text:p text:style-name="Standard"/>
      <text:p text:style-name="P6"/>
      <text:p text:style-name="P36"><text:bookmark text:name="_z9zia1kvp6ik"/>PRUEBAS</text:p>
      <text:p text:style-name="P33"><text:bookmark text:name="_rjq3nvim7ggw"/>PRUEBA 1</text:p>
      <text:p text:style-name="P14">En esta prueba veremos qué menús genera el programa si en cada pregunta escogemos la opción menos restrictiva.</text:p>
      <text:p text:style-name="P1"/>
      <text:p text:style-name="P40"><text:bookmark text:name="_ckiev5rk7ghk"/>Entrada</text:p>
      <text:p text:style-name="P19"><text:span text:style-name="T13">--------------------------------------------------------------</text:span></text:p>
      <text:p text:style-name="P19"><text:span text:style-name="T13">--------------- Sistema de Recomendacion de Menu -------------</text:span></text:p>
      <text:p text:style-name="P19"><text:span text:style-name="T13">--------------------------------------------------------------</text:span></text:p>
      <text:p text:style-name="P5"/>
      <text:p text:style-name="P19"><text:span text:style-name="T13">Nombre: <text:s/>Prueba 1</text:span></text:p>
      <text:p text:style-name="P19"><text:span text:style-name="T13">¿Que tipo de comida prefieres?</text:span></text:p>
      <text:p text:style-name="P19"><text:span text:style-name="T13"><text:s text:c="2"/>1. Indiferente</text:span></text:p>
      <text:p text:style-name="P19"><text:span text:style-name="T13"><text:s text:c="2"/>2. Vegetariano</text:span></text:p>
      <text:p text:style-name="P19"><text:span text:style-name="T13"><text:s text:c="2"/>3. Vegano</text:span></text:p>
      <text:p text:style-name="P19"><text:span text:style-name="T13">Escoge una opción: [1, 3] 1</text:span></text:p>
      <text:p text:style-name="P14"><text:span text:style-name="T13">¿Que estilo de comida prefieres?</text:span></text:p>
      <text:p text:style-name="P19"><text:span text:style-name="T13"><text:s text:c="2"/>1. Indiferente</text:span></text:p>
      <text:p text:style-name="P14"><text:span text:style-name="T13"><text:s text:c="2"/>2. Clasico</text:span></text:p>
      <text:p text:style-name="P19"><text:span text:style-name="T13"><text:s text:c="2"/>3. Moderno</text:span></text:p>
      <text:p text:style-name="P19"><text:span text:style-name="T13"><text:s text:c="2"/>4. Regional</text:span></text:p>
      <text:p text:style-name="P19"><text:soft-page-break/><text:span text:style-name="T13"><text:s text:c="2"/>5. Sibarita</text:span></text:p>
      <text:p text:style-name="P19"><text:span text:style-name="T13">Escoge una opción: [1, 5] 1</text:span></text:p>
      <text:p text:style-name="P19"><text:span text:style-name="T13">¿Quieres vino en la comida? [si][no]: no</text:span></text:p>
      <text:p text:style-name="P19"><text:span text:style-name="T13">¿Cual es el precio maximo del menu? [1, 1000] 1</text:span></text:p>
      <text:p text:style-name="P19"><text:span text:style-name="T13">¿Cual es el precio minimo del menu? [0, 1000] 0</text:span></text:p>
      <text:p text:style-name="P19"><text:span text:style-name="T13">¿Que tipo de evento es?</text:span></text:p>
      <text:p text:style-name="P19"><text:span text:style-name="T13"><text:s text:c="2"/>1. Familiar</text:span></text:p>
      <text:p text:style-name="P19"><text:span text:style-name="T13"><text:s text:c="2"/>2. Congreso</text:span></text:p>
      <text:p text:style-name="P19"><text:span text:style-name="T13">Escoge una opción: [1, 2] 1</text:span></text:p>
      <text:p text:style-name="P19"><text:span text:style-name="T13">¿Que epoca del anyo es?</text:span></text:p>
      <text:p text:style-name="P19"><text:span text:style-name="T13"><text:s text:c="2"/>1. Primavera</text:span></text:p>
      <text:p text:style-name="P19"><text:span text:style-name="T13"><text:s text:c="2"/>2. Otono</text:span></text:p>
      <text:p text:style-name="P19"><text:span text:style-name="T13"><text:s text:c="2"/>3. Verano</text:span></text:p>
      <text:p text:style-name="P19"><text:span text:style-name="T13"><text:s text:c="2"/>4. Invierno</text:span></text:p>
      <text:p text:style-name="P19"><text:span text:style-name="T13">Escoge una opción: [1, 4] 1</text:span></text:p>
      <text:p text:style-name="P19"><text:span text:style-name="T13">¿Cual es el numero de comensales? [0, 200] 0</text:span></text:p>
      <text:p text:style-name="P1"/>
      <text:p text:style-name="P40"><text:bookmark text:name="_pldv1s6xzyrz"/>Salida</text:p>
      <text:p text:style-name="P14">En esta ocasión no encuentra ningún menú como es normal ya que la restricción por precio es totalmente desproporcionada (entre 0 y 1 euro) y el numero de comensales es de 0.</text:p>
      <text:p text:style-name="P1"/>
      <text:p text:style-name="P33"><text:bookmark text:name="_kknvcm6gnko6"/>PRUEBA 2</text:p>
      <text:p text:style-name="P40"><text:bookmark text:name="_3gcc6yuwwq62"/><text:soft-page-break/>Entrada</text:p>
      <text:p text:style-name="P14">En esta prueba vamos a seguir con las mínimas restricciónes pero con restricción de precio y comensales válidas (en este caso como más grandes mejores).</text:p>
      <text:p text:style-name="P14"/>
      <text:p text:style-name="P14"><text:span text:style-name="T13">--------------------------------------------------------------</text:span></text:p>
      <text:p text:style-name="P14"><text:span text:style-name="T13">--------------- Sistema de Recomendacion de Menu -------------</text:span></text:p>
      <text:p text:style-name="P14"><text:span text:style-name="T13">--------------------------------------------------------------</text:span></text:p>
      <text:p text:style-name="P18"/>
      <text:p text:style-name="P14"><text:span text:style-name="T13">Nombre: <text:s/>prueba 2</text:span></text:p>
      <text:p text:style-name="P14"><text:span text:style-name="T13">¿Que tipo de comida prefieres?</text:span></text:p>
      <text:p text:style-name="P14"><text:span text:style-name="T13"><text:s text:c="2"/>1. Indiferente</text:span></text:p>
      <text:p text:style-name="P14"><text:span text:style-name="T13"><text:s text:c="2"/>2. Vegetariano</text:span></text:p>
      <text:p text:style-name="P14"><text:span text:style-name="T13"><text:s text:c="2"/>3. Vegano</text:span></text:p>
      <text:p text:style-name="P14"><text:span text:style-name="T13">Escoge una opción: [1, 3] 1</text:span></text:p>
      <text:p text:style-name="P14"><text:span text:style-name="T13">¿Que estilo de comida prefieres?</text:span></text:p>
      <text:p text:style-name="P14"><text:span text:style-name="T13"><text:s text:c="2"/>1. Indiferente</text:span></text:p>
      <text:p text:style-name="P14"><text:span text:style-name="T13"><text:s text:c="2"/>2. Clasico</text:span></text:p>
      <text:p text:style-name="P14"><text:span text:style-name="T13"><text:s text:c="2"/>3. Moderno</text:span></text:p>
      <text:p text:style-name="P14"><text:span text:style-name="T13"><text:s text:c="2"/>4. Regional</text:span></text:p>
      <text:p text:style-name="P14"><text:span text:style-name="T13"><text:s text:c="2"/>5. Sibarita</text:span></text:p>
      <text:p text:style-name="P14"><text:span text:style-name="T13">Escoge una opción: [1, 5] 1</text:span></text:p>
      <text:p text:style-name="P14"><text:span text:style-name="T13">¿Quieres vino en la comida? [si][no]: no</text:span></text:p>
      <text:p text:style-name="P14"><text:soft-page-break/><text:span text:style-name="T13">¿Cual es el precio maximo del menu? [1, 1000] 1000</text:span></text:p>
      <text:p text:style-name="P14"><text:span text:style-name="T13">¿Cual es el precio minimo del menu? [0, 1000] 0</text:span></text:p>
      <text:p text:style-name="P14"><text:span text:style-name="T13">¿Que tipo de evento es?</text:span></text:p>
      <text:p text:style-name="P14"><text:span text:style-name="T13"><text:s text:c="2"/>1. Familiar</text:span></text:p>
      <text:p text:style-name="P14"><text:span text:style-name="T13"><text:s text:c="2"/>2. Congreso</text:span></text:p>
      <text:p text:style-name="P14"><text:span text:style-name="T13">Escoge una opción: [1, 2] 1</text:span></text:p>
      <text:p text:style-name="P14"><text:span text:style-name="T13">¿Que epoca del anyo es?</text:span></text:p>
      <text:p text:style-name="P14"><text:span text:style-name="T13"><text:s text:c="2"/>1. Primavera</text:span></text:p>
      <text:p text:style-name="P14"><text:span text:style-name="T13"><text:s text:c="2"/>2. Otono</text:span></text:p>
      <text:p text:style-name="P14"><text:span text:style-name="T13"><text:s text:c="2"/>3. Verano</text:span></text:p>
      <text:p text:style-name="P14"><text:span text:style-name="T13"><text:s text:c="2"/>4. Invierno</text:span></text:p>
      <text:p text:style-name="P14"><text:span text:style-name="T13">Escoge una opción: [1, 4] 1</text:span></text:p>
      <text:p text:style-name="P14"><text:span text:style-name="T13">¿Cual es el numero de comensales? [0, 200] 200</text:span></text:p>
      <text:p text:style-name="P14"/>
      <text:p text:style-name="P40"><text:bookmark text:name="_x5vzcn38mcxz"/>Salida</text:p>
      <text:p text:style-name="P14">Vuelve a no mostrar ningún menu por, precisamente, tener demasiados comensales tant grandes.</text:p>
      <text:p text:style-name="P33"><text:bookmark text:name="_h3xofrrie224"/>PRUEBA 3</text:p>
      <text:p text:style-name="P40"><text:bookmark text:name="_gz2shrk5xjny"/>Entrada</text:p>
      <text:p text:style-name="P14">En esta ocasión vamos a escoger un numero de comensales menor.</text:p>
      <text:p text:style-name="P14">A partir de esta prueba se van a introducir mas restricciones para ver como reacciona el programa, en este caso incluir la restricción del vino y us estilo de comida clasico.</text:p>
      <text:p text:style-name="P1"/>
      <text:p text:style-name="P19"><text:soft-page-break/><text:span text:style-name="T13">--------------------------------------------------------------</text:span></text:p>
      <text:p text:style-name="P19"><text:span text:style-name="T13">--------------- Sistema de Recomendacion de Menu -------------</text:span></text:p>
      <text:p text:style-name="P19"><text:span text:style-name="T13">--------------------------------------------------------------</text:span></text:p>
      <text:p text:style-name="P5"/>
      <text:p text:style-name="P19"><text:span text:style-name="T13">Nombre: <text:s/>preuba 3</text:span></text:p>
      <text:p text:style-name="P19"><text:span text:style-name="T13">¿Que tipo de comida prefieres?</text:span></text:p>
      <text:p text:style-name="P19"><text:span text:style-name="T13"><text:s text:c="2"/>1. Indiferente</text:span></text:p>
      <text:p text:style-name="P19"><text:span text:style-name="T13"><text:s text:c="2"/>2. Vegetariano</text:span></text:p>
      <text:p text:style-name="P19"><text:span text:style-name="T13"><text:s text:c="2"/>3. Vegano</text:span></text:p>
      <text:p text:style-name="P19"><text:span text:style-name="T13">Escoge una opción: [1, 3] 1</text:span></text:p>
      <text:p text:style-name="P19"><text:span text:style-name="T13">¿Que estilo de comida prefieres?</text:span></text:p>
      <text:p text:style-name="P19"><text:span text:style-name="T13"><text:s text:c="2"/>1. Indiferente</text:span></text:p>
      <text:p text:style-name="P19"><text:span text:style-name="T13"><text:s text:c="2"/>2. Clasico</text:span></text:p>
      <text:p text:style-name="P19"><text:span text:style-name="T13"><text:s text:c="2"/>3. Moderno</text:span></text:p>
      <text:p text:style-name="P19"><text:span text:style-name="T13"><text:s text:c="2"/>4. Regional</text:span></text:p>
      <text:p text:style-name="P19"><text:span text:style-name="T13"><text:s text:c="2"/>5. Sibarita</text:span></text:p>
      <text:p text:style-name="P19"><text:span text:style-name="T13">Escoge una opción: [1, 5] 2</text:span></text:p>
      <text:p text:style-name="P19"><text:span text:style-name="T13">¿Quieres vino en la comida? [si][no]: si</text:span></text:p>
      <text:p text:style-name="P19"><text:span text:style-name="T13">¿Como quieres el vino?</text:span></text:p>
      <text:p text:style-name="P19"><text:span text:style-name="T13"><text:s text:c="2"/>1. Unico</text:span></text:p>
      <text:p text:style-name="P14"><text:span text:style-name="T13"><text:s text:c="2"/>2. CadaPlato</text:span></text:p>
      <text:p text:style-name="P19"><text:soft-page-break/><text:span text:style-name="T13">Escoge una opción: [1, 2] 1</text:span></text:p>
      <text:p text:style-name="P19"><text:span text:style-name="T13">¿Cual es el precio maximo del menu? [1, 1000] 500</text:span></text:p>
      <text:p text:style-name="P19"><text:span text:style-name="T13">¿Cual es el precio minimo del menu? [0, 500] 0</text:span></text:p>
      <text:p text:style-name="P19"><text:span text:style-name="T13">¿Que tipo de evento es?</text:span></text:p>
      <text:p text:style-name="P19"><text:span text:style-name="T13"><text:s text:c="2"/>1. Familiar</text:span></text:p>
      <text:p text:style-name="P19"><text:span text:style-name="T13"><text:s text:c="2"/>2. Congreso</text:span></text:p>
      <text:p text:style-name="P19"><text:span text:style-name="T13">Escoge una opción: [1, 2] 2</text:span></text:p>
      <text:p text:style-name="P19"><text:span text:style-name="T13">¿Que epoca del anyo es?</text:span></text:p>
      <text:p text:style-name="P19"><text:span text:style-name="T13"><text:s text:c="2"/>1. Primavera</text:span></text:p>
      <text:p text:style-name="P19"><text:span text:style-name="T13"><text:s text:c="2"/>2. Otono</text:span></text:p>
      <text:p text:style-name="P19"><text:span text:style-name="T13"><text:s text:c="2"/>3. Verano</text:span></text:p>
      <text:p text:style-name="P19"><text:span text:style-name="T13"><text:s text:c="2"/>4. Invierno</text:span></text:p>
      <text:p text:style-name="P19"><text:span text:style-name="T13">Escoge una opción: [1, 4] 1</text:span></text:p>
      <text:p text:style-name="P19"><text:span text:style-name="T13">¿Cual es el numero de comensales? [0, 200] 100</text:span></text:p>
      <text:p text:style-name="P5"/>
      <text:p text:style-name="P40"><text:bookmark text:name="_ratiqaxuyv8g"/>Salida</text:p>
      <text:p text:style-name="P1"/>
      <text:p text:style-name="P19"><text:span text:style-name="T13">------------------------ <text:s/>MENUS RECOMENDADOS -----------------------</text:span></text:p>
      <text:p text:style-name="P5"/>
      <text:p text:style-name="P19"><text:span text:style-name="T13">MENU 1: </text:span></text:p>
      <text:p text:style-name="P19"><text:span text:style-name="T13">Primero: Tabla de Quesos(17)</text:span></text:p>
      <text:p text:style-name="P19"><text:soft-page-break/><text:span text:style-name="T13">Bebida: Vino Tinto(7)</text:span></text:p>
      <text:p text:style-name="P19"><text:span text:style-name="T13">Segundo: Guisantes salteados con Sepia(11)</text:span></text:p>
      <text:p text:style-name="P14"><text:span text:style-name="T13">Bebida: Vino Tinto(7)</text:span></text:p>
      <text:p text:style-name="P19"><text:span text:style-name="T13">Postre: Milhojas de Fresa(7)</text:span></text:p>
      <text:p text:style-name="P19"><text:span text:style-name="T13">Precio: 42</text:span></text:p>
      <text:p text:style-name="P5"/>
      <text:p text:style-name="P19"><text:span text:style-name="T13">MENU 2: </text:span></text:p>
      <text:p text:style-name="P19"><text:span text:style-name="T13">Primero: Sopa de Tomate(3)</text:span></text:p>
      <text:p text:style-name="P19"><text:span text:style-name="T13">Bebida: Vino Casero(2)</text:span></text:p>
      <text:p text:style-name="P19"><text:span text:style-name="T13">Segundo: Hamburguesa Ternera(4)</text:span></text:p>
      <text:p text:style-name="P19"><text:span text:style-name="T13">Bebida: Vino Casero(2)</text:span></text:p>
      <text:p text:style-name="P19"><text:span text:style-name="T13">Postre: Batido Manzana y Naranja(5)</text:span></text:p>
      <text:p text:style-name="P19"><text:span text:style-name="T13">Precio: 14</text:span></text:p>
      <text:p text:style-name="P5"/>
      <text:p text:style-name="P19"><text:span text:style-name="T13">MENU 3: </text:span></text:p>
      <text:p text:style-name="P19"><text:span text:style-name="T13">Primero: Espaguetis Carbonara(7)</text:span></text:p>
      <text:p text:style-name="P19"><text:span text:style-name="T13">Bebida: Vino Rosado(7)</text:span></text:p>
      <text:p text:style-name="P19"><text:span text:style-name="T13">Segundo: Albondigas con Champinones(4)</text:span></text:p>
      <text:p text:style-name="P19"><text:span text:style-name="T13">Bebida: Vino Rosado(7)</text:span></text:p>
      <text:p text:style-name="P19"><text:span text:style-name="T13">Postre: Mousse de Frutas(6)</text:span></text:p>
      <text:p text:style-name="P19"><text:span text:style-name="T13">Precio: 24</text:span></text:p>
      <text:p text:style-name="P5"><text:soft-page-break/></text:p>
      <text:p text:style-name="P33"><text:bookmark text:name="_vbar0by8h4p"/>PRUEBA 4</text:p>
      <text:p text:style-name="P40"><text:bookmark text:name="_agk40egnjlcn"/>Entrada</text:p>
      <text:p text:style-name="P19"><text:span text:style-name="T13">--------------------------------------------------------------</text:span></text:p>
      <text:p text:style-name="P19"><text:span text:style-name="T13">--------------- Sistema de Recomendacion de Menu -------------</text:span></text:p>
      <text:p text:style-name="P19"><text:span text:style-name="T13">--------------------------------------------------------------</text:span></text:p>
      <text:p text:style-name="P5"/>
      <text:p text:style-name="P19"><text:span text:style-name="T13">Nombre: <text:s/>prueba 4</text:span></text:p>
      <text:p text:style-name="P14"><text:span text:style-name="T13">¿Que tipo de comida prefieres?</text:span></text:p>
      <text:p text:style-name="P19"><text:span text:style-name="T13"><text:s text:c="2"/>1. Indiferente</text:span></text:p>
      <text:p text:style-name="P19"><text:span text:style-name="T13"><text:s text:c="2"/>2. Vegetariano</text:span></text:p>
      <text:p text:style-name="P19"><text:span text:style-name="T13"><text:s text:c="2"/>3. Vegano</text:span></text:p>
      <text:p text:style-name="P19"><text:span text:style-name="T13">Escoge una opción: [1, 3] 2</text:span></text:p>
      <text:p text:style-name="P19"><text:span text:style-name="T13">¿Que estilo de comida prefieres?</text:span></text:p>
      <text:p text:style-name="P19"><text:span text:style-name="T13"><text:s text:c="2"/>1. Indiferente</text:span></text:p>
      <text:p text:style-name="P19"><text:span text:style-name="T13"><text:s text:c="2"/>2. Clasico</text:span></text:p>
      <text:p text:style-name="P19"><text:span text:style-name="T13"><text:s text:c="2"/>3. Moderno</text:span></text:p>
      <text:p text:style-name="P14"><text:span text:style-name="T13"><text:s text:c="2"/>4. Regional</text:span></text:p>
      <text:p text:style-name="P19"><text:span text:style-name="T13"><text:s text:c="2"/>5. Sibarita</text:span></text:p>
      <text:p text:style-name="P19"><text:span text:style-name="T13">Escoge una opción: [1, 5] 2</text:span></text:p>
      <text:p text:style-name="P19"><text:span text:style-name="T13">¿Quieres vino en la comida? [si][no]: si</text:span></text:p>
      <text:p text:style-name="P19"><text:soft-page-break/><text:span text:style-name="T13">¿Como quieres el vino?</text:span></text:p>
      <text:p text:style-name="P19"><text:span text:style-name="T13"><text:s text:c="2"/>1. Unico</text:span></text:p>
      <text:p text:style-name="P19"><text:span text:style-name="T13"><text:s text:c="2"/>2. CadaPlato</text:span></text:p>
      <text:p text:style-name="P19"><text:span text:style-name="T13">Escoge una opción: [1, 2] 1</text:span></text:p>
      <text:p text:style-name="P19"><text:span text:style-name="T13">¿Cual es el precio maximo del menu? [1, 1000] 500</text:span></text:p>
      <text:p text:style-name="P19"><text:span text:style-name="T13">¿Cual es el precio minimo del menu? [0, 500] 0</text:span></text:p>
      <text:p text:style-name="P19"><text:span text:style-name="T13">¿Que tipo de evento es?</text:span></text:p>
      <text:p text:style-name="P19"><text:span text:style-name="T13"><text:s text:c="2"/>1. Familiar</text:span></text:p>
      <text:p text:style-name="P19"><text:span text:style-name="T13"><text:s text:c="2"/>2. Congreso</text:span></text:p>
      <text:p text:style-name="P19"><text:span text:style-name="T13">Escoge una opción: [1, 2] 2</text:span></text:p>
      <text:p text:style-name="P19"><text:span text:style-name="T13">¿Que epoca del anyo es?</text:span></text:p>
      <text:p text:style-name="P19"><text:span text:style-name="T13"><text:s text:c="2"/>1. Primavera</text:span></text:p>
      <text:p text:style-name="P19"><text:span text:style-name="T13"><text:s text:c="2"/>2. Otono</text:span></text:p>
      <text:p text:style-name="P19"><text:span text:style-name="T13"><text:s text:c="2"/>3. Verano</text:span></text:p>
      <text:p text:style-name="P19"><text:span text:style-name="T13"><text:s text:c="2"/>4. Invierno</text:span></text:p>
      <text:p text:style-name="P19"><text:span text:style-name="T13">Escoge una opción: [1, 4] 2</text:span></text:p>
      <text:p text:style-name="P19"><text:span text:style-name="T13">¿Cual es el numero de comensales? [0, 200] 100</text:span></text:p>
      <text:p text:style-name="P5"/>
      <text:p text:style-name="P40"><text:bookmark text:name="_cjjuok4atuab"/>Salida</text:p>
      <text:p text:style-name="P19"><text:span text:style-name="T13">------------------------ <text:s/>MENUS RECOMENDADOS -----------------------</text:span></text:p>
      <text:p text:style-name="P1"><text:span text:style-name="T13"><text:tab/></text:span></text:p>
      <text:p text:style-name="P19"><text:soft-page-break/><text:span text:style-name="T13">MENU 1: </text:span></text:p>
      <text:p text:style-name="P19"><text:span text:style-name="T13">Primero: Tabla de Quesos(17)</text:span></text:p>
      <text:p text:style-name="P19"><text:span text:style-name="T13">Bebida: Vino Tinto(7)</text:span></text:p>
      <text:p text:style-name="P19"><text:span text:style-name="T13">Segundo: Guisantes salteados con Sepia(11)</text:span></text:p>
      <text:p text:style-name="P19"><text:span text:style-name="T13">Bebida: Vino Tinto(7)</text:span></text:p>
      <text:p text:style-name="P19"><text:span text:style-name="T13">Postre: Flan de Queso(7)</text:span></text:p>
      <text:p text:style-name="P19"><text:span text:style-name="T13">Precio: 42</text:span></text:p>
      <text:p text:style-name="P5"/>
      <text:p text:style-name="P19"><text:span text:style-name="T13">MENU 2: </text:span></text:p>
      <text:p text:style-name="P19"><text:span text:style-name="T13">Primero: Sopa de Tomate(3)</text:span></text:p>
      <text:p text:style-name="P19"><text:span text:style-name="T13">Bebida: Vino Casero(2)</text:span></text:p>
      <text:p text:style-name="P19"><text:span text:style-name="T13">Segundo: Hamburguesa Ternera(4)</text:span></text:p>
      <text:p text:style-name="P14"><text:span text:style-name="T13">Bebida: Vino Casero(2)</text:span></text:p>
      <text:p text:style-name="P19"><text:span text:style-name="T13">Postre: Batido Manzana y Naranja(5)</text:span></text:p>
      <text:p text:style-name="P19"><text:span text:style-name="T13">Precio: 14</text:span></text:p>
      <text:p text:style-name="P5"/>
      <text:p text:style-name="P19"><text:span text:style-name="T13">MENU 3: </text:span></text:p>
      <text:p text:style-name="P19"><text:span text:style-name="T13">Primero: Sopa de Tomate(3)</text:span></text:p>
      <text:p text:style-name="P19"><text:span text:style-name="T13">Bebida: Vino Blanco(7)</text:span></text:p>
      <text:p text:style-name="P19"><text:span text:style-name="T13">Segundo: Fritura Sardinas(8)</text:span></text:p>
      <text:p text:style-name="P19"><text:span text:style-name="T13">Bebida: Vino Blanco(7)</text:span></text:p>
      <text:p text:style-name="P19"><text:soft-page-break/><text:span text:style-name="T13">Postre: Batido Manzana y Naranja(5)</text:span></text:p>
      <text:p text:style-name="P19"><text:span text:style-name="T13">Precio: 23</text:span></text:p>
      <text:p text:style-name="P5"/>
      <text:p text:style-name="P33"><text:bookmark text:name="_r9ck1cmmn441"/>PRUEBA 5</text:p>
      <text:p text:style-name="P42"><text:bookmark text:name="_kj1gk0n444g1"/>Entrada</text:p>
      <text:p text:style-name="P19"><text:span text:style-name="T13">--------------------------------------------------------------</text:span></text:p>
      <text:p text:style-name="P19"><text:span text:style-name="T13">--------------- Sistema de Recomendacion de Menu -------------</text:span></text:p>
      <text:p text:style-name="P19"><text:span text:style-name="T13">--------------------------------------------------------------</text:span></text:p>
      <text:p text:style-name="P5"/>
      <text:p text:style-name="P19"><text:span text:style-name="T13">Nombre: <text:s/>prueba 5</text:span></text:p>
      <text:p text:style-name="P19"><text:span text:style-name="T13">¿Que tipo de comida prefieres?</text:span></text:p>
      <text:p text:style-name="P19"><text:span text:style-name="T13"><text:s text:c="2"/>1. Indiferente</text:span></text:p>
      <text:p text:style-name="P19"><text:span text:style-name="T13"><text:s text:c="2"/>2. Vegetariano</text:span></text:p>
      <text:p text:style-name="P19"><text:span text:style-name="T13"><text:s text:c="2"/>3. Vegano</text:span></text:p>
      <text:p text:style-name="P19"><text:span text:style-name="T13">Escoge una opción: [1, 3] 3</text:span></text:p>
      <text:p text:style-name="P19"><text:span text:style-name="T13">¿Que estilo de comida prefieres?</text:span></text:p>
      <text:p text:style-name="P19"><text:span text:style-name="T13"><text:s text:c="2"/>1. Indiferente</text:span></text:p>
      <text:p text:style-name="P19"><text:span text:style-name="T13"><text:s text:c="2"/>2. Clasico</text:span></text:p>
      <text:p text:style-name="P19"><text:span text:style-name="T13"><text:s text:c="2"/>3. Moderno</text:span></text:p>
      <text:p text:style-name="P19"><text:span text:style-name="T13"><text:s text:c="2"/>4. Regional</text:span></text:p>
      <text:p text:style-name="P19"><text:span text:style-name="T13"><text:s text:c="2"/>5. Sibarita</text:span></text:p>
      <text:p text:style-name="P19"><text:soft-page-break/><text:span text:style-name="T13">Escoge una opción: [1, 5] 3</text:span></text:p>
      <text:p text:style-name="P19"><text:span text:style-name="T13">¿Quieres vino en la comida? [si][no]: si</text:span></text:p>
      <text:p text:style-name="P19"><text:span text:style-name="T13">¿Como quieres el vino?</text:span></text:p>
      <text:p text:style-name="P19"><text:span text:style-name="T13"><text:s text:c="2"/>1. Unico</text:span></text:p>
      <text:p text:style-name="P19"><text:span text:style-name="T13"><text:s text:c="2"/>2. CadaPlato</text:span></text:p>
      <text:p text:style-name="P19"><text:span text:style-name="T13">Escoge una opción: [1, 2] 2</text:span></text:p>
      <text:p text:style-name="P19"><text:span text:style-name="T13">¿Cual es el precio maximo del menu? [1, 1000] 1000</text:span></text:p>
      <text:p text:style-name="P19"><text:span text:style-name="T13">¿Cual es el precio minimo del menu? [0, 1000] 0</text:span></text:p>
      <text:p text:style-name="P19"><text:span text:style-name="T13">¿Que tipo de evento es?</text:span></text:p>
      <text:p text:style-name="P19"><text:span text:style-name="T13"><text:s text:c="2"/>1. Familiar</text:span></text:p>
      <text:p text:style-name="P19"><text:span text:style-name="T13"><text:s text:c="2"/>2. Congreso</text:span></text:p>
      <text:p text:style-name="P19"><text:span text:style-name="T13">Escoge una opción: [1, 2] 2</text:span></text:p>
      <text:p text:style-name="P19"><text:span text:style-name="T13">¿Que epoca del anyo es?</text:span></text:p>
      <text:p text:style-name="P19"><text:span text:style-name="T13"><text:s text:c="2"/>1. Primavera</text:span></text:p>
      <text:p text:style-name="P19"><text:span text:style-name="T13"><text:s text:c="2"/>2. Otono</text:span></text:p>
      <text:p text:style-name="P19"><text:span text:style-name="T13"><text:s text:c="2"/>3. Verano</text:span></text:p>
      <text:p text:style-name="P19"><text:span text:style-name="T13"><text:s text:c="2"/>4. Invierno</text:span></text:p>
      <text:p text:style-name="P19"><text:span text:style-name="T13">Escoge una opción: [1, 4] 3</text:span></text:p>
      <text:p text:style-name="P19"><text:span text:style-name="T13">¿Cual es el numero de comensales? [0, 200] 150</text:span></text:p>
      <text:p text:style-name="P21"/>
      <text:p text:style-name="P40"><text:bookmark text:name="_2jtp5xaqcjmm"/>Salida</text:p>
      <text:p text:style-name="P1"><text:soft-page-break/><text:tab/><text:span text:style-name="T13">------------------------ <text:s/>MENUS RECOMENDADOS -----------------------</text:span></text:p>
      <text:p text:style-name="P5"/>
      <text:p text:style-name="P19"><text:span text:style-name="T13">MENU 1: </text:span></text:p>
      <text:p text:style-name="P19"><text:span text:style-name="T13">Primero: Tabla de Quesos(17)</text:span></text:p>
      <text:p text:style-name="P19"><text:span text:style-name="T13">Bebida: Vino Tinto(7)</text:span></text:p>
      <text:p text:style-name="P19"><text:span text:style-name="T13">Segundo: Alitas de Pollo(8)</text:span></text:p>
      <text:p text:style-name="P19"><text:span text:style-name="T13">Bebida: Vino Casero(2)</text:span></text:p>
      <text:p text:style-name="P19"><text:span text:style-name="T13">Postre: Batido Manzana y Naranja(5)</text:span></text:p>
      <text:p text:style-name="P19"><text:span text:style-name="T13">Precio: 39</text:span></text:p>
      <text:p text:style-name="P5"/>
      <text:p text:style-name="P19"><text:span text:style-name="T13">MENU 2: </text:span></text:p>
      <text:p text:style-name="P19"><text:span text:style-name="T13">Primero: Sopa de Tomate(3)</text:span></text:p>
      <text:p text:style-name="P19"><text:span text:style-name="T13">Bebida: Vino Casero(2)</text:span></text:p>
      <text:p text:style-name="P19"><text:span text:style-name="T13">Segundo: Alitas de Pollo(8)</text:span></text:p>
      <text:p text:style-name="P19"><text:span text:style-name="T13">Bebida: Vino Casero(2)</text:span></text:p>
      <text:p text:style-name="P19"><text:span text:style-name="T13">Postre: Batido Manzana y Naranja(5)</text:span></text:p>
      <text:p text:style-name="P19"><text:span text:style-name="T13">Precio: 20</text:span></text:p>
      <text:p text:style-name="P5"/>
      <text:p text:style-name="P19"><text:span text:style-name="T13">MENU 3: </text:span></text:p>
      <text:p text:style-name="P19"><text:span text:style-name="T13">Primero: Sopa de Tomate(3)</text:span></text:p>
      <text:p text:style-name="P19"><text:span text:style-name="T13">Bebida: Vino Tinto(7)</text:span></text:p>
      <text:p text:style-name="P19"><text:soft-page-break/><text:span text:style-name="T13">Segundo: Alitas de Pollo(8)</text:span></text:p>
      <text:p text:style-name="P19"><text:span text:style-name="T13">Bebida: Vino Casero(2)</text:span></text:p>
      <text:p text:style-name="P19"><text:span text:style-name="T13">Postre: Batido Manzana y Naranja(5)</text:span></text:p>
      <text:p text:style-name="P19"><text:span text:style-name="T13">Precio: 25</text:span></text:p>
      <text:p text:style-name="P33"><text:bookmark text:name="_psqdgudyx0ut"/>PRUEBA 6</text:p>
      <text:p text:style-name="P40"><text:bookmark text:name="_opombhe5myhn"/>Entrada</text:p>
      <text:p text:style-name="P1"><text:tab/><text:span text:style-name="T13">--------------------------------------------------------------</text:span></text:p>
      <text:p text:style-name="P19"><text:span text:style-name="T13">--------------- Sistema de Recomendacion de Menu -------------</text:span></text:p>
      <text:p text:style-name="P19"><text:span text:style-name="T13">--------------------------------------------------------------</text:span></text:p>
      <text:p text:style-name="P5"/>
      <text:p text:style-name="P19"><text:span text:style-name="T13">Nombre: <text:s/>prueba 6</text:span></text:p>
      <text:p text:style-name="P19"><text:span text:style-name="T13">¿Que tipo de comida prefieres?</text:span></text:p>
      <text:p text:style-name="P19"><text:span text:style-name="T13"><text:s text:c="2"/>1. Indiferente</text:span></text:p>
      <text:p text:style-name="P19"><text:span text:style-name="T13"><text:s text:c="2"/>2. Vegetariano</text:span></text:p>
      <text:p text:style-name="P19"><text:span text:style-name="T13"><text:s text:c="2"/>3. Vegano</text:span></text:p>
      <text:p text:style-name="P19"><text:span text:style-name="T13">Escoge una opción: [1, 3] 3</text:span></text:p>
      <text:p text:style-name="P19"><text:span text:style-name="T13">¿Que estilo de comida prefieres?</text:span></text:p>
      <text:p text:style-name="P19"><text:span text:style-name="T13"><text:s text:c="2"/>1. Indiferente</text:span></text:p>
      <text:p text:style-name="P19"><text:span text:style-name="T13"><text:s text:c="2"/>2. Clasico</text:span></text:p>
      <text:p text:style-name="P19"><text:span text:style-name="T13"><text:s text:c="2"/>3. Moderno</text:span></text:p>
      <text:p text:style-name="P19"><text:span text:style-name="T13"><text:s text:c="2"/>4. Regional</text:span></text:p>
      <text:p text:style-name="P19"><text:soft-page-break/><text:span text:style-name="T13"><text:s text:c="2"/>5. Sibarita</text:span></text:p>
      <text:p text:style-name="P19"><text:span text:style-name="T13">Escoge una opción: [1, 5] 4</text:span></text:p>
      <text:p text:style-name="P19"><text:span text:style-name="T13">¿Quieres vino en la comida? [si][no]: si</text:span></text:p>
      <text:p text:style-name="P19"><text:span text:style-name="T13">¿Como quieres el vino?</text:span></text:p>
      <text:p text:style-name="P19"><text:span text:style-name="T13"><text:s text:c="2"/>1. Unico</text:span></text:p>
      <text:p text:style-name="P19"><text:span text:style-name="T13"><text:s text:c="2"/>2. CadaPlato</text:span></text:p>
      <text:p text:style-name="P19"><text:span text:style-name="T13">Escoge una opción: [1, 2] 2</text:span></text:p>
      <text:p text:style-name="P19"><text:span text:style-name="T13">¿Cual es el precio maximo del menu? [1, 1000] 1000</text:span></text:p>
      <text:p text:style-name="P19"><text:span text:style-name="T13">¿Cual es el precio minimo del menu? [0, 1000] 0</text:span></text:p>
      <text:p text:style-name="P19"><text:span text:style-name="T13">¿Que tipo de evento es?</text:span></text:p>
      <text:p text:style-name="P19"><text:span text:style-name="T13"><text:s text:c="2"/>1. Familiar</text:span></text:p>
      <text:p text:style-name="P19"><text:span text:style-name="T13"><text:s text:c="2"/>2. Congreso</text:span></text:p>
      <text:p text:style-name="P19"><text:span text:style-name="T13">Escoge una opción: [1, 2] 1</text:span></text:p>
      <text:p text:style-name="P19"><text:span text:style-name="T13">¿Que epoca del anyo es?</text:span></text:p>
      <text:p text:style-name="P19"><text:span text:style-name="T13"><text:s text:c="2"/>1. Primavera</text:span></text:p>
      <text:p text:style-name="P19"><text:span text:style-name="T13"><text:s text:c="2"/>2. Otono</text:span></text:p>
      <text:p text:style-name="P19"><text:span text:style-name="T13"><text:s text:c="2"/>3. Verano</text:span></text:p>
      <text:p text:style-name="P19"><text:span text:style-name="T13"><text:s text:c="2"/>4. Invierno</text:span></text:p>
      <text:p text:style-name="P19"><text:span text:style-name="T13">Escoge una opción: [1, 4] 4</text:span></text:p>
      <text:p text:style-name="P19"><text:span text:style-name="T13">¿Cual es el numero de comensales? [0, 200] 175</text:span></text:p>
      <text:p text:style-name="P40"><text:bookmark text:name="_rhtc195z92zf"/>Salida</text:p>
      <text:p text:style-name="P1"><text:soft-page-break/><text:tab/>Dada la complejidad de esta entrada no se obtiene ninguna solución.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3" meta:paragraph-count="549" meta:word-count="2828" meta:character-count="19762" meta:non-whitespace-character-count="16444"/>
    <meta:generator>LibreOfficeDev/5.1.0.3$Linux_X86_64 LibreOffice_project/</meta:generator>
  </office:meta>
</office:document-meta>
</file>